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text-properties fo:language="cs" fo:country="CZ" officeooo:rsid="3dd0a0f7" officeooo:paragraph-rsid="3dd0a0f7"/>
    </style:style>
    <style:style style:name="P3" style:family="paragraph" style:parent-style-name="Text_20_body">
      <style:text-properties fo:language="cs" fo:country="CZ" officeooo:rsid="36ed15de" officeooo:paragraph-rsid="3eca56fb"/>
    </style:style>
    <style:style style:name="P4" style:family="paragraph" style:parent-style-name="Text_20_body">
      <style:text-properties fo:language="cs" fo:country="CZ" officeooo:rsid="3ed2366a" officeooo:paragraph-rsid="3ee23eb9" style:language-asian="cs" style:country-asian="CZ"/>
    </style:style>
    <style:style style:name="P5" style:family="paragraph" style:parent-style-name="Text_20_body">
      <style:text-properties fo:language="cs" fo:country="CZ" officeooo:rsid="3ee23eb9" officeooo:paragraph-rsid="3ee23eb9" style:language-asian="cs" style:country-asian="CZ"/>
    </style:style>
    <style:style style:name="P6" style:family="paragraph" style:parent-style-name="Text_20_body">
      <style:text-properties officeooo:rsid="37078124" officeooo:paragraph-rsid="37078124"/>
    </style:style>
    <style:style style:name="P7" style:family="paragraph" style:parent-style-name="Text_20_body">
      <style:text-properties officeooo:rsid="373820a8" officeooo:paragraph-rsid="373820a8"/>
    </style:style>
    <style:style style:name="P8" style:family="paragraph" style:parent-style-name="Text_20_body">
      <style:text-properties officeooo:rsid="381ba151" officeooo:paragraph-rsid="381ba151"/>
    </style:style>
    <style:style style:name="P9" style:family="paragraph" style:parent-style-name="Text_20_body">
      <style:text-properties officeooo:rsid="3a429ca9" officeooo:paragraph-rsid="3a429ca9"/>
    </style:style>
    <style:style style:name="P10" style:family="paragraph" style:parent-style-name="Text_20_body">
      <style:text-properties officeooo:rsid="3a735f4d" officeooo:paragraph-rsid="3a735f4d"/>
    </style:style>
    <style:style style:name="P11" style:family="paragraph" style:parent-style-name="Text_20_body">
      <style:text-properties officeooo:rsid="3ebb4597" officeooo:paragraph-rsid="3ebb4597"/>
    </style:style>
    <style:style style:name="P12" style:family="paragraph" style:parent-style-name="Text_20_body">
      <style:text-properties officeooo:paragraph-rsid="3ebe0368"/>
    </style:style>
    <style:style style:name="P13" style:family="paragraph" style:parent-style-name="Text_20_body">
      <style:text-properties officeooo:rsid="37054b75" officeooo:paragraph-rsid="3ec7d21d"/>
    </style:style>
    <style:style style:name="P14" style:family="paragraph" style:parent-style-name="Text_20_body">
      <style:text-properties officeooo:rsid="3948088a" officeooo:paragraph-rsid="3948088a"/>
    </style:style>
    <style:style style:name="P15" style:family="paragraph" style:parent-style-name="Text_20_body">
      <style:text-properties fo:font-style="normal" officeooo:rsid="3dd7f770" officeooo:paragraph-rsid="3dd7f770" style:font-style-asian="normal" style:font-style-complex="normal"/>
    </style:style>
    <style:style style:name="P16" style:family="paragraph" style:parent-style-name="Text_20_body">
      <style:text-properties fo:font-style="normal" officeooo:rsid="35e0484a" officeooo:paragraph-rsid="3eca56fb" style:font-style-asian="normal" style:font-style-complex="normal"/>
    </style:style>
    <style:style style:name="P17" style:family="paragraph" style:parent-style-name="Text_20_body">
      <style:text-properties fo:font-style="normal" officeooo:rsid="3b38dbf6" officeooo:paragraph-rsid="3ecb6fdd" style:font-style-asian="normal" style:font-style-complex="normal"/>
    </style:style>
    <style:style style:name="P18" style:family="paragraph" style:parent-style-name="Text_20_body">
      <style:text-properties officeooo:rsid="339f8655" officeooo:paragraph-rsid="339f8655"/>
    </style:style>
    <style:style style:name="P19" style:family="paragraph" style:parent-style-name="Text_20_body">
      <style:text-properties fo:font-style="italic" officeooo:rsid="3a66eab9" officeooo:paragraph-rsid="3eca56fb" style:font-style-asian="italic" style:font-style-complex="italic"/>
    </style:style>
    <style:style style:name="P20" style:family="paragraph" style:parent-style-name="Text_20_body">
      <style:text-properties fo:font-style="italic" officeooo:rsid="3a3d2893" officeooo:paragraph-rsid="3a3d2893" style:font-style-asian="italic" style:font-style-complex="italic"/>
    </style:style>
    <style:style style:name="P21" style:family="paragraph" style:parent-style-name="Text_20_body">
      <style:text-properties fo:font-style="italic" officeooo:rsid="3c6be572" officeooo:paragraph-rsid="3c6be572" style:font-style-asian="italic" style:font-style-complex="italic"/>
    </style:style>
    <style:style style:name="P22" style:family="paragraph" style:parent-style-name="Text_20_body">
      <style:text-properties officeooo:rsid="3c7a4650" officeooo:paragraph-rsid="3c7a4650"/>
    </style:style>
    <style:style style:name="P23" style:family="paragraph" style:parent-style-name="Text_20_body">
      <style:text-properties officeooo:rsid="3a66eab9" officeooo:paragraph-rsid="3a66eab9"/>
    </style:style>
    <style:style style:name="P24" style:family="paragraph" style:parent-style-name="Text_20_body">
      <style:text-properties officeooo:rsid="3d69cd93" officeooo:paragraph-rsid="3d69cd93"/>
    </style:style>
    <style:style style:name="P25" style:family="paragraph" style:parent-style-name="Text_20_body">
      <style:text-properties officeooo:rsid="38cb10ee" officeooo:paragraph-rsid="38cb10ee"/>
    </style:style>
    <style:style style:name="P26" style:family="paragraph" style:parent-style-name="Text_20_body">
      <style:text-properties officeooo:rsid="36bf326d" officeooo:paragraph-rsid="36bfbf9e"/>
    </style:style>
    <style:style style:name="P27" style:family="paragraph" style:parent-style-name="Text_20_body">
      <style:text-properties officeooo:rsid="3c546974" officeooo:paragraph-rsid="3c546974"/>
    </style:style>
    <style:style style:name="P28" style:family="paragraph" style:parent-style-name="Text_20_body">
      <style:text-properties officeooo:rsid="33a6cd36" officeooo:paragraph-rsid="33a6cd36"/>
    </style:style>
    <style:style style:name="P29" style:family="paragraph" style:parent-style-name="Text_20_body">
      <style:text-properties officeooo:rsid="3020b1f3" officeooo:paragraph-rsid="3ec7d21d"/>
    </style:style>
    <style:style style:name="P30" style:family="paragraph" style:parent-style-name="Text_20_body">
      <style:text-properties officeooo:rsid="30578b9f" officeooo:paragraph-rsid="3ec94f31"/>
    </style:style>
    <style:style style:name="P31" style:family="paragraph" style:parent-style-name="Text_20_body">
      <style:text-properties officeooo:rsid="35e9c591" officeooo:paragraph-rsid="3ec7d21d"/>
    </style:style>
    <style:style style:name="P32" style:family="paragraph" style:parent-style-name="Text_20_body">
      <style:text-properties officeooo:rsid="341922ca" officeooo:paragraph-rsid="3ebfa7d9"/>
    </style:style>
    <style:style style:name="P33" style:family="paragraph" style:parent-style-name="Text_20_body">
      <style:text-properties officeooo:rsid="370218e5" officeooo:paragraph-rsid="3ebfd5c0"/>
    </style:style>
    <style:style style:name="P34" style:family="paragraph" style:parent-style-name="Text_20_body">
      <style:text-properties officeooo:rsid="36e1cfb7" officeooo:paragraph-rsid="3ecab493"/>
    </style:style>
    <style:style style:name="P35" style:family="paragraph" style:parent-style-name="Text_20_body">
      <style:text-properties officeooo:rsid="2e682b1d" officeooo:paragraph-rsid="3ec94f31"/>
    </style:style>
    <style:style style:name="P36" style:family="paragraph" style:parent-style-name="Text_20_body">
      <style:text-properties officeooo:rsid="3309cb8d" officeooo:paragraph-rsid="3ec7d21d"/>
    </style:style>
    <style:style style:name="P37" style:family="paragraph" style:parent-style-name="Text_20_body">
      <style:text-properties officeooo:rsid="330e2b7e" officeooo:paragraph-rsid="3eca56fb"/>
    </style:style>
    <style:style style:name="P38" style:family="paragraph" style:parent-style-name="Text_20_body">
      <style:text-properties officeooo:rsid="35e1540e" officeooo:paragraph-rsid="3ecab493"/>
    </style:style>
    <style:style style:name="P39" style:family="paragraph" style:parent-style-name="Text_20_body">
      <style:text-properties officeooo:rsid="35e437ec" officeooo:paragraph-rsid="3ecab493"/>
    </style:style>
    <style:style style:name="P40" style:family="paragraph" style:parent-style-name="Text_20_body">
      <style:text-properties officeooo:rsid="35e77276" officeooo:paragraph-rsid="3ecab493"/>
    </style:style>
    <style:style style:name="P41" style:family="paragraph" style:parent-style-name="Text_20_body">
      <style:text-properties officeooo:rsid="3dd3ea74" officeooo:paragraph-rsid="3ec94f31"/>
    </style:style>
    <style:style style:name="P42" style:family="paragraph" style:parent-style-name="Text_20_body">
      <style:text-properties officeooo:rsid="3ea385fe" officeooo:paragraph-rsid="3ea385fe"/>
    </style:style>
    <style:style style:name="P43" style:family="paragraph" style:parent-style-name="Text_20_body">
      <style:text-properties officeooo:rsid="3b4eea96" officeooo:paragraph-rsid="3b4eea96"/>
    </style:style>
    <style:style style:name="P44" style:family="paragraph" style:parent-style-name="Text_20_body">
      <style:text-properties officeooo:rsid="38ce9fdb" officeooo:paragraph-rsid="38ce9fdb"/>
    </style:style>
    <style:style style:name="P45" style:family="paragraph" style:parent-style-name="Text_20_body">
      <style:text-properties officeooo:paragraph-rsid="3a41bb48"/>
    </style:style>
    <style:style style:name="P46" style:family="paragraph" style:parent-style-name="Text_20_body">
      <style:text-properties officeooo:paragraph-rsid="3ab46809"/>
    </style:style>
    <style:style style:name="P47" style:family="paragraph" style:parent-style-name="Text_20_body">
      <style:text-properties officeooo:rsid="3a463fd8" officeooo:paragraph-rsid="3a3d2893"/>
    </style:style>
    <style:style style:name="P48" style:family="paragraph" style:parent-style-name="Text_20_body">
      <style:text-properties officeooo:rsid="3ed1f66a" officeooo:paragraph-rsid="3ed1f66a"/>
    </style:style>
    <style:style style:name="P49" style:family="paragraph" style:parent-style-name="Text_20_body">
      <style:text-properties officeooo:rsid="3eddc644" officeooo:paragraph-rsid="3eddc644"/>
    </style:style>
    <style:style style:name="P50" style:family="paragraph" style:parent-style-name="Text_20_body">
      <style:text-properties officeooo:rsid="3ede8399" officeooo:paragraph-rsid="3ede8399"/>
    </style:style>
    <style:style style:name="P51" style:family="paragraph" style:parent-style-name="Text_20_body">
      <style:text-properties officeooo:rsid="3ee0e308" officeooo:paragraph-rsid="3ee0e308"/>
    </style:style>
    <style:style style:name="P52" style:family="paragraph" style:parent-style-name="Text_20_body">
      <style:text-properties officeooo:rsid="3ee7141d" officeooo:paragraph-rsid="3ee7141d"/>
    </style:style>
    <style:style style:name="P53" style:family="paragraph" style:parent-style-name="Text_20_body">
      <style:text-properties officeooo:rsid="3ec7d21d" officeooo:paragraph-rsid="3ec7d21d"/>
    </style:style>
    <style:style style:name="P54" style:family="paragraph" style:parent-style-name="Standard">
      <style:text-properties officeooo:rsid="3ee7141d" officeooo:paragraph-rsid="3ee7141d"/>
    </style:style>
    <style:style style:name="P55" style:family="paragraph" style:parent-style-name="Text_20_body">
      <style:paragraph-properties fo:margin-top="0cm" fo:margin-bottom="0cm" loext:contextual-spacing="false"/>
      <style:text-properties fo:color="#000000" style:font-name="CharisSILW" loext:padding="0cm" loext:border="none"/>
    </style:style>
    <style:style style:name="P56" style:family="paragraph" style:parent-style-name="Standard" style:list-style-name="L7">
      <style:text-properties officeooo:rsid="3aa3bfb1"/>
    </style:style>
    <style:style style:name="P57" style:family="paragraph" style:parent-style-name="Heading_20_1" style:master-page-name="Standard">
      <style:paragraph-properties style:page-number="auto"/>
      <style:text-properties officeooo:rsid="3ed3f873" officeooo:paragraph-rsid="3ed3f873"/>
    </style:style>
    <style:style style:name="P58" style:family="paragraph" style:parent-style-name="Heading_20_2">
      <style:text-properties officeooo:paragraph-rsid="3ecb6fdd"/>
    </style:style>
    <style:style style:name="P59" style:family="paragraph" style:parent-style-name="Heading_20_3">
      <style:text-properties officeooo:paragraph-rsid="3ecb6fdd"/>
    </style:style>
    <style:style style:name="P60" style:family="paragraph" style:parent-style-name="Heading_20_3">
      <style:text-properties officeooo:rsid="3eddc644" officeooo:paragraph-rsid="3eddc644"/>
    </style:style>
    <style:style style:name="P61" style:family="paragraph" style:parent-style-name="Example" style:list-style-name="L2">
      <style:text-properties fo:language="cs" fo:country="CZ" officeooo:rsid="3d947f21" officeooo:paragraph-rsid="3d947f21"/>
    </style:style>
    <style:style style:name="P62" style:family="paragraph" style:parent-style-name="Example" style:list-style-name="L2">
      <style:text-properties fo:language="cs" fo:country="CZ" officeooo:rsid="3c220128" officeooo:paragraph-rsid="3d9a3a47"/>
    </style:style>
    <style:style style:name="P63" style:family="paragraph" style:parent-style-name="Example" style:list-style-name="L2">
      <style:text-properties officeooo:rsid="27ea0ea6" officeooo:paragraph-rsid="3d9f166b"/>
    </style:style>
    <style:style style:name="P64" style:family="paragraph" style:parent-style-name="Text_20_body" style:list-style-name="L1">
      <style:text-properties fo:language="en" fo:country="US" fo:font-weight="normal" officeooo:rsid="3ee409b1" officeooo:paragraph-rsid="3ef8361f" style:font-weight-asian="normal" style:font-weight-complex="normal"/>
    </style:style>
    <style:style style:name="P65" style:family="paragraph" style:parent-style-name="Text_20_body" style:list-style-name="L1">
      <style:text-properties fo:language="en" fo:country="US" fo:font-weight="normal" officeooo:rsid="3ee409b1" officeooo:paragraph-rsid="3efa0af4" style:font-weight-asian="normal" style:font-weight-complex="normal"/>
    </style:style>
    <style:style style:name="P66" style:family="paragraph" style:parent-style-name="Text_20_body" style:list-style-name="L1">
      <style:text-properties fo:language="en" fo:country="US" fo:font-weight="normal" officeooo:rsid="3ee409b1" officeooo:paragraph-rsid="3efbc220" style:font-weight-asian="normal" style:font-weight-complex="normal"/>
    </style:style>
    <style:style style:name="P67" style:family="paragraph" style:parent-style-name="Text_20_body" style:list-style-name="L1">
      <style:text-properties fo:language="en" fo:country="US" officeooo:rsid="3ed3f873" officeooo:paragraph-rsid="3efd2450"/>
    </style:style>
    <style:style style:name="P68" style:family="paragraph" style:parent-style-name="Text_20_body" style:list-style-name="L9">
      <style:text-properties fo:language="en" fo:country="US" officeooo:rsid="37afcdf1" officeooo:paragraph-rsid="3ebe0368"/>
    </style:style>
    <style:style style:name="P69" style:family="paragraph" style:parent-style-name="Text_20_body" style:list-style-name="L1">
      <style:text-properties officeooo:rsid="3ed3f873" officeooo:paragraph-rsid="3ed9edea"/>
    </style:style>
    <style:style style:name="P70" style:family="paragraph" style:parent-style-name="Text_20_body">
      <style:text-properties officeooo:rsid="3ed3f873" officeooo:paragraph-rsid="3efd2450"/>
    </style:style>
    <style:style style:name="P71" style:family="paragraph" style:parent-style-name="Text_20_body" style:list-style-name="L1">
      <style:text-properties fo:font-weight="bold" officeooo:rsid="3ed3f873" officeooo:paragraph-rsid="3ef8361f" style:font-weight-asian="bold" style:font-weight-complex="bold"/>
    </style:style>
    <style:style style:name="P72" style:family="paragraph" style:parent-style-name="Text_20_body" style:list-style-name="L1">
      <style:text-properties fo:language="cs" fo:country="CZ" officeooo:rsid="3ed3f873" officeooo:paragraph-rsid="3ef8361f"/>
    </style:style>
    <style:style style:name="P73" style:family="paragraph" style:parent-style-name="Text_20_body">
      <style:text-properties fo:language="cs" fo:country="CZ" officeooo:rsid="3ed3f873" officeooo:paragraph-rsid="3efbc220"/>
    </style:style>
    <style:style style:name="P74" style:family="paragraph" style:parent-style-name="Text_20_body" style:list-style-name="L1">
      <style:text-properties fo:language="cs" fo:country="CZ" officeooo:rsid="3ef317f7" officeooo:paragraph-rsid="3ef8361f"/>
    </style:style>
    <style:style style:name="P75" style:family="paragraph" style:parent-style-name="Text_20_body" style:list-style-name="L1">
      <style:text-properties fo:language="cs" fo:country="CZ" officeooo:rsid="3ef44553" officeooo:paragraph-rsid="3ef8361f"/>
    </style:style>
    <style:style style:name="P76" style:family="paragraph" style:parent-style-name="Text_20_body" style:list-style-name="L2">
      <style:text-properties fo:language="cs" fo:country="CZ" officeooo:rsid="3c7d9eea" officeooo:paragraph-rsid="3c7d9eea"/>
    </style:style>
    <style:style style:name="P77" style:family="paragraph" style:parent-style-name="Text_20_body" style:list-style-name="L2">
      <style:text-properties fo:language="cs" fo:country="CZ" officeooo:rsid="3d947f21" officeooo:paragraph-rsid="3d947f21"/>
    </style:style>
    <style:style style:name="P78" style:family="paragraph" style:parent-style-name="Text_20_body" style:list-style-name="L10">
      <style:text-properties fo:language="cs" fo:country="CZ" officeooo:rsid="3ee23eb9" officeooo:paragraph-rsid="3ee23eb9" style:language-asian="cs" style:country-asian="CZ"/>
    </style:style>
    <style:style style:name="P79" style:family="paragraph" style:parent-style-name="Text_20_body" style:list-style-name="L15">
      <style:text-properties fo:language="cs" fo:country="CZ" officeooo:rsid="36ed2054" officeooo:paragraph-rsid="3eca56fb"/>
    </style:style>
    <style:style style:name="P80" style:family="paragraph" style:parent-style-name="Text_20_body" style:list-style-name="L15">
      <style:text-properties fo:language="cs" fo:country="CZ" fo:font-style="normal" officeooo:rsid="36ed2054" officeooo:paragraph-rsid="3eca56fb" style:font-style-asian="normal" style:font-style-complex="normal"/>
    </style:style>
    <style:style style:name="P81" style:family="paragraph" style:parent-style-name="Text_20_body" style:list-style-name="L15">
      <style:text-properties fo:language="cs" fo:country="CZ" fo:font-style="normal" officeooo:rsid="3eca56fb" officeooo:paragraph-rsid="3eca56fb" style:font-style-asian="normal" style:font-style-complex="normal"/>
    </style:style>
    <style:style style:name="P82" style:family="paragraph" style:parent-style-name="Text_20_body" style:list-style-name="L9">
      <style:text-properties fo:language="cs" fo:country="CZ" officeooo:rsid="3ebe0368" officeooo:paragraph-rsid="3ebe0368"/>
    </style:style>
    <style:style style:name="P83" style:family="paragraph" style:parent-style-name="Text_20_body" style:list-style-name="L31">
      <style:text-properties fo:language="cs" fo:country="CZ" officeooo:rsid="3dd42e51" officeooo:paragraph-rsid="3ec94f31"/>
    </style:style>
    <style:style style:name="P84" style:family="paragraph" style:parent-style-name="Text_20_body" style:list-style-name="L32">
      <style:text-properties fo:language="cs" fo:country="CZ" officeooo:rsid="3dd26aad" officeooo:paragraph-rsid="3dd26aad"/>
    </style:style>
    <style:style style:name="P85" style:family="paragraph" style:parent-style-name="Text_20_body" style:list-style-name="L33">
      <style:text-properties fo:language="cs" fo:country="CZ" officeooo:rsid="2e68a41c" officeooo:paragraph-rsid="3ec94f31"/>
    </style:style>
    <style:style style:name="P86" style:family="paragraph" style:parent-style-name="Text_20_body" style:list-style-name="L2">
      <style:text-properties officeooo:paragraph-rsid="3bed1a53"/>
    </style:style>
    <style:style style:name="P87" style:family="paragraph" style:parent-style-name="Text_20_body" style:list-style-name="L2">
      <style:text-properties officeooo:paragraph-rsid="3d9f166b"/>
    </style:style>
    <style:style style:name="P88" style:family="paragraph" style:parent-style-name="Text_20_body" style:list-style-name="L2">
      <style:text-properties officeooo:rsid="3c7d9eea" officeooo:paragraph-rsid="3c7d9eea"/>
    </style:style>
    <style:style style:name="P89" style:family="paragraph" style:parent-style-name="Text_20_body" style:list-style-name="L2">
      <style:text-properties officeooo:rsid="3e73e580" officeooo:paragraph-rsid="3e73e580"/>
    </style:style>
    <style:style style:name="P90" style:family="paragraph" style:parent-style-name="Text_20_body" style:list-style-name="L2">
      <style:text-properties officeooo:rsid="339f8655" officeooo:paragraph-rsid="3ebe0368"/>
    </style:style>
    <style:style style:name="P91" style:family="paragraph" style:parent-style-name="Text_20_body" style:list-style-name="L7">
      <style:text-properties officeooo:rsid="339f8655" officeooo:paragraph-rsid="36feed1e"/>
    </style:style>
    <style:style style:name="P92" style:family="paragraph" style:parent-style-name="Text_20_body" style:list-style-name="L3">
      <style:text-properties officeooo:rsid="381ba151" officeooo:paragraph-rsid="381ba151"/>
    </style:style>
    <style:style style:name="P93" style:family="paragraph" style:parent-style-name="Text_20_body" style:list-style-name="L3">
      <style:text-properties officeooo:rsid="381bdf6f" officeooo:paragraph-rsid="381bdf6f"/>
    </style:style>
    <style:style style:name="P94" style:family="paragraph" style:parent-style-name="Text_20_body" style:list-style-name="L4">
      <style:text-properties officeooo:rsid="37385ef0" officeooo:paragraph-rsid="37385ef0"/>
    </style:style>
    <style:style style:name="P95" style:family="paragraph" style:parent-style-name="Text_20_body" style:list-style-name="L4">
      <style:text-properties officeooo:rsid="3ecb6fdd" officeooo:paragraph-rsid="3ecb6fdd"/>
    </style:style>
    <style:style style:name="P96" style:family="paragraph" style:parent-style-name="Text_20_body" style:list-style-name="L5">
      <style:text-properties officeooo:rsid="3ebfd5c0" officeooo:paragraph-rsid="3ebfd5c0"/>
    </style:style>
    <style:style style:name="P97" style:family="paragraph" style:parent-style-name="Text_20_body" style:list-style-name="L6">
      <style:text-properties officeooo:rsid="37054b75" officeooo:paragraph-rsid="3ec7d21d"/>
    </style:style>
    <style:style style:name="P98" style:family="paragraph" style:parent-style-name="Text_20_body" style:list-style-name="L6">
      <style:text-properties officeooo:rsid="3ec7d21d" officeooo:paragraph-rsid="3ec7d21d"/>
    </style:style>
    <style:style style:name="P99" style:family="paragraph" style:parent-style-name="Text_20_body" style:list-style-name="L7">
      <style:text-properties officeooo:rsid="3a4ce24a" officeooo:paragraph-rsid="3e8b078d"/>
    </style:style>
    <style:style style:name="P100" style:family="paragraph" style:parent-style-name="Text_20_body" style:list-style-name="L7">
      <style:text-properties officeooo:rsid="3ad3531a" officeooo:paragraph-rsid="3ad3531a"/>
    </style:style>
    <style:style style:name="P101" style:family="paragraph" style:parent-style-name="Text_20_body" style:list-style-name="L7">
      <style:text-properties officeooo:rsid="3aa3bfb1" officeooo:paragraph-rsid="36feed1e"/>
    </style:style>
    <style:style style:name="P102" style:family="paragraph" style:parent-style-name="Text_20_body" style:list-style-name="L8">
      <style:text-properties officeooo:rsid="3aa3bfb1" officeooo:paragraph-rsid="3aa3bfb1"/>
    </style:style>
    <style:style style:name="P103" style:family="paragraph" style:parent-style-name="Text_20_body" style:list-style-name="L7">
      <style:text-properties officeooo:rsid="39f13955" officeooo:paragraph-rsid="39f13955"/>
    </style:style>
    <style:style style:name="P104" style:family="paragraph" style:parent-style-name="Text_20_body" style:list-style-name="L7">
      <style:text-properties officeooo:rsid="3a72d9d4" officeooo:paragraph-rsid="3a72d9d4"/>
    </style:style>
    <style:style style:name="P105" style:family="paragraph" style:parent-style-name="Text_20_body" style:list-style-name="L7">
      <style:text-properties fo:font-style="normal" officeooo:rsid="3a72d9d4" officeooo:paragraph-rsid="3a72d9d4" style:font-style-asian="normal" style:font-style-complex="normal"/>
    </style:style>
    <style:style style:name="P106" style:family="paragraph" style:parent-style-name="Text_20_body" style:list-style-name="L9">
      <style:text-properties fo:font-style="normal" officeooo:rsid="3a463fd8" officeooo:paragraph-rsid="3a463fd8" style:font-style-asian="normal" style:font-style-complex="normal"/>
    </style:style>
    <style:style style:name="P107" style:family="paragraph" style:parent-style-name="Text_20_body" style:list-style-name="L14">
      <style:text-properties fo:font-style="normal" officeooo:rsid="3a3e0abe" officeooo:paragraph-rsid="3a3e0abe" style:font-style-asian="normal" style:font-style-complex="normal"/>
    </style:style>
    <style:style style:name="P108" style:family="paragraph" style:parent-style-name="Text_20_body" style:list-style-name="L9">
      <style:text-properties fo:font-style="normal" officeooo:rsid="3a3e0abe" officeooo:paragraph-rsid="3a3e0abe" style:font-style-asian="normal" style:font-style-complex="normal"/>
    </style:style>
    <style:style style:name="P109" style:family="paragraph" style:parent-style-name="Text_20_body" style:list-style-name="L14">
      <style:text-properties fo:font-style="normal" officeooo:rsid="3a4591ca" officeooo:paragraph-rsid="3a4591ca" style:font-style-asian="normal" style:font-style-complex="normal"/>
    </style:style>
    <style:style style:name="P110" style:family="paragraph" style:parent-style-name="Text_20_body" style:list-style-name="L9">
      <style:text-properties fo:font-style="normal" officeooo:rsid="3a43af0f" officeooo:paragraph-rsid="3a43af0f" style:font-style-asian="normal" style:font-style-complex="normal"/>
    </style:style>
    <style:style style:name="P111" style:family="paragraph" style:parent-style-name="Text_20_body" style:list-style-name="L16">
      <style:text-properties fo:font-style="normal" officeooo:rsid="3b38dbf6" officeooo:paragraph-rsid="3ecb6fdd" style:font-style-asian="normal" style:font-style-complex="normal"/>
    </style:style>
    <style:style style:name="P112" style:family="paragraph" style:parent-style-name="Text_20_body" style:list-style-name="L9">
      <style:text-properties fo:font-style="normal" officeooo:rsid="33a90648" officeooo:paragraph-rsid="33a90648" style:font-style-asian="normal" style:font-style-complex="normal"/>
    </style:style>
    <style:style style:name="P113" style:family="paragraph" style:parent-style-name="Text_20_body" style:list-style-name="L9">
      <style:text-properties fo:font-style="normal" officeooo:rsid="33a8d05b" officeooo:paragraph-rsid="33a90648" style:font-style-asian="normal" style:font-style-complex="normal"/>
    </style:style>
    <style:style style:name="P114" style:family="paragraph" style:parent-style-name="Text_20_body" style:list-style-name="L9">
      <style:text-properties fo:font-style="normal" officeooo:rsid="3a589509" officeooo:paragraph-rsid="3a589509" style:font-style-asian="normal" style:font-style-complex="normal"/>
    </style:style>
    <style:style style:name="P115" style:family="paragraph" style:parent-style-name="Text_20_body" style:list-style-name="L7">
      <style:text-properties officeooo:rsid="37b016f0" officeooo:paragraph-rsid="37b016f0"/>
    </style:style>
    <style:style style:name="P116" style:family="paragraph" style:parent-style-name="Text_20_body" style:list-style-name="L7">
      <style:text-properties officeooo:rsid="339fccc0" officeooo:paragraph-rsid="36feed1e"/>
    </style:style>
    <style:style style:name="P117" style:family="paragraph" style:parent-style-name="Text_20_body" style:list-style-name="L7">
      <style:text-properties officeooo:rsid="3279e20a" officeooo:paragraph-rsid="36feed1e"/>
    </style:style>
    <style:style style:name="P118" style:family="paragraph" style:parent-style-name="Text_20_body" style:list-style-name="L7">
      <style:text-properties fo:font-variant="normal" fo:text-transform="none" fo:color="#000000" style:font-name="TriviaSeznam" fo:font-size="9.60000038146973pt" fo:letter-spacing="normal" fo:font-style="normal" fo:font-weight="normal" officeooo:rsid="3279e20a" officeooo:paragraph-rsid="36feed1e"/>
    </style:style>
    <style:style style:name="P119" style:family="paragraph" style:parent-style-name="Text_20_body" style:list-style-name="L7">
      <style:text-properties fo:font-variant="normal" fo:text-transform="none" fo:color="#000000" style:font-name="TriviaSeznam" fo:font-size="9.60000038146973pt" fo:letter-spacing="normal" fo:font-style="normal" fo:font-weight="normal" officeooo:rsid="33b16c59" officeooo:paragraph-rsid="36feed1e"/>
    </style:style>
    <style:style style:name="P120" style:family="paragraph" style:parent-style-name="Text_20_body" style:list-style-name="L9">
      <style:text-properties officeooo:rsid="2c9bc398" officeooo:paragraph-rsid="36fd79c9"/>
    </style:style>
    <style:style style:name="P121" style:family="paragraph" style:parent-style-name="Text_20_body" style:list-style-name="L9">
      <style:text-properties officeooo:rsid="33bbf52c" officeooo:paragraph-rsid="33bbf52c"/>
    </style:style>
    <style:style style:name="P122" style:family="paragraph" style:parent-style-name="Text_20_body" style:list-style-name="L9">
      <style:text-properties officeooo:rsid="33a80abc" officeooo:paragraph-rsid="33a80abc"/>
    </style:style>
    <style:style style:name="P123" style:family="paragraph" style:parent-style-name="Text_20_body" style:list-style-name="L9">
      <style:text-properties officeooo:rsid="36fca773" officeooo:paragraph-rsid="36fca773"/>
    </style:style>
    <style:style style:name="P124" style:family="paragraph" style:parent-style-name="Text_20_body" style:list-style-name="L11">
      <style:text-properties officeooo:rsid="3ea385fe" officeooo:paragraph-rsid="3ea385fe"/>
    </style:style>
    <style:style style:name="P125" style:family="paragraph" style:parent-style-name="Text_20_body" style:list-style-name="L12">
      <style:text-properties officeooo:paragraph-rsid="3c6be572"/>
    </style:style>
    <style:style style:name="P126" style:family="paragraph" style:parent-style-name="Text_20_body" style:list-style-name="L13">
      <style:text-properties officeooo:paragraph-rsid="3a3d2893"/>
    </style:style>
    <style:style style:name="P127" style:family="paragraph" style:parent-style-name="Text_20_body" style:list-style-name="L9">
      <style:text-properties fo:font-style="italic" officeooo:rsid="3a3e57aa" officeooo:paragraph-rsid="3a3e57aa" style:font-style-asian="italic" style:font-style-complex="italic"/>
    </style:style>
    <style:style style:name="P128" style:family="paragraph" style:parent-style-name="Text_20_body" style:list-style-name="L9">
      <style:text-properties officeooo:rsid="3a7bf547" officeooo:paragraph-rsid="3a7bf547"/>
    </style:style>
    <style:style style:name="P129" style:family="paragraph" style:parent-style-name="Text_20_body" style:list-style-name="L9">
      <style:text-properties officeooo:rsid="37061743" officeooo:paragraph-rsid="3ebf82fa"/>
    </style:style>
    <style:style style:name="P130" style:family="paragraph" style:parent-style-name="Text_20_body" style:list-style-name="L7">
      <style:text-properties officeooo:rsid="36e655ab" officeooo:paragraph-rsid="3ec17803"/>
    </style:style>
    <style:style style:name="P131" style:family="paragraph" style:parent-style-name="Text_20_body" style:list-style-name="L9">
      <style:text-properties officeooo:rsid="3ed78054" officeooo:paragraph-rsid="3ed78054"/>
    </style:style>
    <style:style style:name="P132" style:family="paragraph" style:parent-style-name="Text_20_body" style:list-style-name="L9">
      <style:text-properties officeooo:rsid="3ed8f1c6" officeooo:paragraph-rsid="3ed8f1c6"/>
    </style:style>
    <style:style style:name="P133" style:family="paragraph" style:parent-style-name="Text_20_body" style:list-style-name="L9">
      <style:text-properties officeooo:rsid="374ad17d" officeooo:paragraph-rsid="3ebe0368"/>
    </style:style>
    <style:style style:name="P134" style:family="paragraph" style:parent-style-name="Text_20_body" style:list-style-name="L9">
      <style:text-properties officeooo:rsid="3e9be86e" officeooo:paragraph-rsid="3e9be86e"/>
    </style:style>
    <style:style style:name="P135" style:family="paragraph" style:parent-style-name="Text_20_body" style:list-style-name="L9">
      <style:text-properties officeooo:rsid="3e9a9a4c" officeooo:paragraph-rsid="3e9a9a4c"/>
    </style:style>
    <style:style style:name="P136" style:family="paragraph" style:parent-style-name="Text_20_body" style:list-style-name="L9">
      <style:text-properties officeooo:rsid="3c78ce9e" officeooo:paragraph-rsid="3c78ce9e"/>
    </style:style>
    <style:style style:name="P137" style:family="paragraph" style:parent-style-name="Text_20_body" style:list-style-name="L9">
      <style:text-properties officeooo:rsid="3bff2c40" officeooo:paragraph-rsid="3bff2c40"/>
    </style:style>
    <style:style style:name="P138" style:family="paragraph" style:parent-style-name="Text_20_body" style:list-style-name="L9">
      <style:text-properties officeooo:rsid="3bff54f5" officeooo:paragraph-rsid="3bff54f5"/>
    </style:style>
    <style:style style:name="P139" style:family="paragraph" style:parent-style-name="Text_20_body" style:list-style-name="L9">
      <style:text-properties officeooo:rsid="3bc0c43a" officeooo:paragraph-rsid="3bc0c43a"/>
    </style:style>
    <style:style style:name="P140" style:family="paragraph" style:parent-style-name="Text_20_body" style:list-style-name="L9">
      <style:text-properties officeooo:rsid="3414ccfe" officeooo:paragraph-rsid="36e80b4f"/>
    </style:style>
    <style:style style:name="P141" style:family="paragraph" style:parent-style-name="Text_20_body" style:list-style-name="L7">
      <style:text-properties officeooo:rsid="3020b1f3" officeooo:paragraph-rsid="3ec7d21d"/>
    </style:style>
    <style:style style:name="P142" style:family="paragraph" style:parent-style-name="Text_20_body" style:list-style-name="L17">
      <style:text-properties officeooo:rsid="3ed1f66a" officeooo:paragraph-rsid="3ed1f66a"/>
    </style:style>
    <style:style style:name="P143" style:family="paragraph" style:parent-style-name="Text_20_body" style:list-style-name="L18">
      <style:text-properties officeooo:paragraph-rsid="3ebe0368"/>
    </style:style>
    <style:style style:name="P144" style:family="paragraph" style:parent-style-name="Text_20_body" style:list-style-name="L19">
      <style:text-properties officeooo:paragraph-rsid="3d69cd93"/>
    </style:style>
    <style:style style:name="P145" style:family="paragraph" style:parent-style-name="Text_20_body" style:list-style-name="L20">
      <style:text-properties officeooo:rsid="3b4eea96" officeooo:paragraph-rsid="3b4eea96"/>
    </style:style>
    <style:style style:name="P146" style:family="paragraph" style:parent-style-name="Text_20_body" style:list-style-name="L21">
      <style:text-properties officeooo:rsid="38ce9fdb" officeooo:paragraph-rsid="38ce9fdb"/>
    </style:style>
    <style:style style:name="P147" style:family="paragraph" style:parent-style-name="Text_20_body" style:list-style-name="L22">
      <style:text-properties officeooo:rsid="3915fa4e" officeooo:paragraph-rsid="3915fa4e"/>
    </style:style>
    <style:style style:name="P148" style:family="paragraph" style:parent-style-name="Text_20_body" style:list-style-name="L23">
      <style:text-properties officeooo:paragraph-rsid="3c546974"/>
    </style:style>
    <style:style style:name="P149" style:family="paragraph" style:parent-style-name="Text_20_body" style:list-style-name="L23">
      <style:text-properties officeooo:rsid="3c546974" officeooo:paragraph-rsid="3c546974"/>
    </style:style>
    <style:style style:name="P150" style:family="paragraph" style:parent-style-name="Text_20_body" style:list-style-name="L24">
      <style:text-properties officeooo:rsid="3697c503" officeooo:paragraph-rsid="3697c503"/>
    </style:style>
    <style:style style:name="P151" style:family="paragraph" style:parent-style-name="Text_20_body" style:list-style-name="L25">
      <style:text-properties officeooo:rsid="3c605881" officeooo:paragraph-rsid="3c605881"/>
    </style:style>
    <style:style style:name="P152" style:family="paragraph" style:parent-style-name="Text_20_body" style:list-style-name="L26">
      <style:text-properties officeooo:rsid="37189b7a" officeooo:paragraph-rsid="3a6a5233"/>
    </style:style>
    <style:style style:name="P153" style:family="paragraph" style:parent-style-name="Text_20_body" style:list-style-name="L27">
      <style:text-properties officeooo:rsid="3309b033" officeooo:paragraph-rsid="3a6a5233"/>
    </style:style>
    <style:style style:name="P154" style:family="paragraph" style:parent-style-name="Text_20_body" style:list-style-name="L27">
      <style:text-properties officeooo:rsid="35e3f9d0" officeooo:paragraph-rsid="3a6a5233"/>
    </style:style>
    <style:style style:name="P155" style:family="paragraph" style:parent-style-name="Text_20_body" style:list-style-name="L27">
      <style:text-properties officeooo:rsid="3a73822d" officeooo:paragraph-rsid="3a73822d"/>
    </style:style>
    <style:style style:name="P156" style:family="paragraph" style:parent-style-name="Text_20_body" style:list-style-name="L27">
      <style:text-properties officeooo:rsid="3ee845d3" officeooo:paragraph-rsid="3ee845d3"/>
    </style:style>
    <style:style style:name="P157" style:family="paragraph" style:parent-style-name="Text_20_body" style:list-style-name="L27">
      <style:text-properties officeooo:rsid="3eea5748" officeooo:paragraph-rsid="3eea5748"/>
    </style:style>
    <style:style style:name="P158" style:family="paragraph" style:parent-style-name="Text_20_body" style:list-style-name="L27">
      <style:text-properties officeooo:rsid="3eec3378" officeooo:paragraph-rsid="3eec3378"/>
    </style:style>
    <style:style style:name="P159" style:family="paragraph" style:parent-style-name="Text_20_body" style:list-style-name="L27">
      <style:text-properties officeooo:rsid="3eeca9c5" officeooo:paragraph-rsid="3eeca9c5"/>
    </style:style>
    <style:style style:name="P160" style:family="paragraph" style:parent-style-name="Text_20_body" style:list-style-name="L26">
      <style:text-properties officeooo:rsid="3a68a159" officeooo:paragraph-rsid="3a68a159"/>
    </style:style>
    <style:style style:name="P161" style:family="paragraph" style:parent-style-name="Text_20_body" style:list-style-name="L26">
      <style:text-properties officeooo:rsid="3ec68062" officeooo:paragraph-rsid="3ec68062"/>
    </style:style>
    <style:style style:name="P162" style:family="paragraph" style:parent-style-name="Text_20_body" style:list-style-name="L26">
      <style:text-properties officeooo:rsid="3a68eecf" officeooo:paragraph-rsid="3a68eecf"/>
    </style:style>
    <style:style style:name="P163" style:family="paragraph" style:parent-style-name="Text_20_body" style:list-style-name="L26">
      <style:text-properties officeooo:rsid="3a53735e" officeooo:paragraph-rsid="3a53735e"/>
    </style:style>
    <style:style style:name="P164" style:family="paragraph" style:parent-style-name="Text_20_body" style:list-style-name="L28">
      <style:text-properties officeooo:rsid="3a735f4d" officeooo:paragraph-rsid="3a735f4d"/>
    </style:style>
    <style:style style:name="P165" style:family="paragraph" style:parent-style-name="Text_20_body" style:list-style-name="L29">
      <style:text-properties officeooo:rsid="3a735f4d" officeooo:paragraph-rsid="3a735f4d"/>
    </style:style>
    <style:style style:name="P166" style:family="paragraph" style:parent-style-name="Text_20_body" style:list-style-name="L30">
      <style:text-properties officeooo:rsid="3a735f4d" officeooo:paragraph-rsid="3a735f4d"/>
    </style:style>
    <style:style style:name="P167" style:family="paragraph" style:parent-style-name="Text_20_body" style:list-style-name="L30">
      <style:text-properties officeooo:rsid="3a747284" officeooo:paragraph-rsid="3a747284"/>
    </style:style>
    <style:style style:name="P168" style:family="paragraph" style:parent-style-name="Text_20_body" style:list-style-name="L30">
      <style:text-properties officeooo:rsid="3a796459" officeooo:paragraph-rsid="3a796459"/>
    </style:style>
    <style:style style:name="P169" style:family="paragraph" style:parent-style-name="Text_20_body" style:list-style-name="L30">
      <style:text-properties officeooo:rsid="3ed01efb" officeooo:paragraph-rsid="3ed01efb"/>
    </style:style>
    <style:style style:name="P170" style:family="paragraph" style:parent-style-name="Text_20_body" style:list-style-name="L31">
      <style:text-properties officeooo:rsid="3dd4a44e" officeooo:paragraph-rsid="3ec94f31"/>
    </style:style>
    <style:style style:name="T1" style:family="text">
      <style:text-properties fo:language="cs" fo:country="CZ"/>
    </style:style>
    <style:style style:name="T2" style:family="text">
      <style:text-properties fo:language="cs" fo:country="CZ" fo:font-style="italic" officeooo:rsid="3dd4a44e" style:font-style-asian="italic" style:font-style-complex="italic"/>
    </style:style>
    <style:style style:name="T3" style:family="text">
      <style:text-properties fo:language="cs" fo:country="CZ" officeooo:rsid="3605a9e1"/>
    </style:style>
    <style:style style:name="T4" style:family="text">
      <style:text-properties fo:language="cs" fo:country="CZ" officeooo:rsid="3b01cb12"/>
    </style:style>
    <style:style style:name="T5" style:family="text">
      <style:text-properties fo:language="cs" fo:country="CZ" officeooo:rsid="3bed1a53"/>
    </style:style>
    <style:style style:name="T6" style:family="text">
      <style:text-properties fo:language="cs" fo:country="CZ" officeooo:rsid="3dd42e51"/>
    </style:style>
    <style:style style:name="T7" style:family="text">
      <style:text-properties fo:language="cs" fo:country="CZ" officeooo:rsid="3dd61929"/>
    </style:style>
    <style:style style:name="T8" style:family="text">
      <style:text-properties fo:language="cs" fo:country="CZ" officeooo:rsid="3dd4a44e"/>
    </style:style>
    <style:style style:name="T9" style:family="text">
      <style:text-properties fo:language="cs" fo:country="CZ" officeooo:rsid="3ecb6fdd"/>
    </style:style>
    <style:style style:name="T10" style:family="text">
      <style:text-properties fo:language="cs" fo:country="CZ" fo:font-weight="bold" officeooo:rsid="3ecb6fdd" style:font-weight-asian="bold" style:font-weight-complex="bold"/>
    </style:style>
    <style:style style:name="T11" style:family="text">
      <style:text-properties fo:language="cs" fo:country="CZ" officeooo:rsid="3ee8163d"/>
    </style:style>
    <style:style style:name="T12" style:family="text">
      <style:text-properties fo:language="cs" fo:country="CZ" officeooo:rsid="3ef8361f"/>
    </style:style>
    <style:style style:name="T13" style:family="text">
      <style:text-properties fo:font-style="italic" style:font-style-asian="italic" style:font-style-complex="italic"/>
    </style:style>
    <style:style style:name="T14" style:family="text">
      <style:text-properties fo:font-style="italic" officeooo:rsid="3e734d5b" style:font-style-asian="italic" style:font-style-complex="italic"/>
    </style:style>
    <style:style style:name="T15" style:family="text">
      <style:text-properties fo:font-style="italic" officeooo:rsid="3eb5997b" style:font-style-asian="italic" style:font-style-complex="italic"/>
    </style:style>
    <style:style style:name="T16" style:family="text">
      <style:text-properties fo:font-style="italic" officeooo:rsid="3a3d2893" style:font-style-asian="italic" style:font-style-complex="italic"/>
    </style:style>
    <style:style style:name="T17" style:family="text">
      <style:text-properties fo:font-style="italic" officeooo:rsid="3a41bb48"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3a405660" style:font-style-asian="normal" style:font-style-complex="normal"/>
    </style:style>
    <style:style style:name="T20" style:family="text">
      <style:text-properties fo:font-style="normal" officeooo:rsid="3a424cc0" style:font-style-asian="normal" style:font-style-complex="normal"/>
    </style:style>
    <style:style style:name="T21" style:family="text">
      <style:text-properties fo:font-style="normal" officeooo:rsid="3a43a215" style:font-style-asian="normal" style:font-style-complex="normal"/>
    </style:style>
    <style:style style:name="T22" style:family="text">
      <style:text-properties fo:font-style="normal" officeooo:rsid="3eca56fb" style:font-style-asian="normal" style:font-style-complex="normal"/>
    </style:style>
    <style:style style:name="T23" style:family="text">
      <style:text-properties fo:font-style="normal" officeooo:rsid="3a3d2893" style:font-style-asian="normal" style:font-style-complex="normal"/>
    </style:style>
    <style:style style:name="T24" style:family="text">
      <style:text-properties fo:font-style="normal" officeooo:rsid="3a41bb48" style:font-style-asian="normal" style:font-style-complex="normal"/>
    </style:style>
    <style:style style:name="T25" style:family="text">
      <style:text-properties fo:font-style="normal" fo:background-color="transparent" loext:char-shading-value="0" style:font-style-asian="normal" style:font-style-complex="normal"/>
    </style:style>
    <style:style style:name="T26" style:family="text">
      <style:text-properties fo:font-style="normal" officeooo:rsid="3ef61aaa" fo:background-color="transparent" loext:char-shading-value="0" style:font-style-asian="normal" style:font-style-complex="normal"/>
    </style:style>
    <style:style style:name="T27" style:family="text">
      <style:text-properties fo:font-style="normal" officeooo:rsid="27e08a27" style:language-asian="cs" style:country-asian="CZ" style:font-style-asian="normal" style:font-style-complex="normal"/>
    </style:style>
    <style:style style:name="T28" style:family="text">
      <style:text-properties fo:font-style="normal" officeooo:rsid="3d9c2686" style:language-asian="cs" style:country-asian="CZ" style:font-style-asian="normal" style:font-style-complex="normal"/>
    </style:style>
    <style:style style:name="T29" style:family="text">
      <style:text-properties fo:language="en" fo:country="US" officeooo:rsid="3605a9e1"/>
    </style:style>
    <style:style style:name="T30" style:family="text">
      <style:text-properties fo:language="en" fo:country="US" fo:font-weight="normal" officeooo:rsid="3efa0af4" style:font-weight-asian="normal" style:font-weight-complex="normal"/>
    </style:style>
    <style:style style:name="T31" style:family="text">
      <style:text-properties fo:font-weight="bold" officeooo:rsid="3c546974" style:font-weight-asian="bold" style:font-weight-complex="bold"/>
    </style:style>
    <style:style style:name="T32" style:family="text">
      <style:text-properties fo:font-weight="normal" style:font-weight-asian="normal" style:font-weight-complex="normal"/>
    </style:style>
    <style:style style:name="T33" style:family="text">
      <style:text-properties fo:font-weight="normal" officeooo:rsid="3ebe0368" style:font-weight-asian="normal" style:font-weight-complex="normal"/>
    </style:style>
    <style:style style:name="T34" style:family="text">
      <style:text-properties fo:font-weight="normal" officeooo:rsid="3efa0af4" style:font-weight-asian="normal" style:font-weight-complex="normal"/>
    </style:style>
    <style:style style:name="T35" style:family="text">
      <style:text-properties fo:color="#6482ff" officeooo:rsid="1a1cdfe0" style:language-asian="cs" style:country-asian="CZ"/>
    </style:style>
    <style:style style:name="T36" style:family="text">
      <style:text-properties officeooo:rsid="2e68a41c"/>
    </style:style>
    <style:style style:name="T37" style:family="text">
      <style:text-properties officeooo:rsid="3022a04c"/>
    </style:style>
    <style:style style:name="T38" style:family="text">
      <style:text-properties officeooo:rsid="3309d2f0"/>
    </style:style>
    <style:style style:name="T39" style:family="text">
      <style:text-properties officeooo:rsid="33a8d05b"/>
    </style:style>
    <style:style style:name="T40" style:family="text">
      <style:text-properties officeooo:rsid="33aaf01c"/>
    </style:style>
    <style:style style:name="T41" style:family="text">
      <style:text-properties officeooo:rsid="34f4f7b4"/>
    </style:style>
    <style:style style:name="T42" style:family="text">
      <style:text-properties officeooo:rsid="35e24b1f"/>
    </style:style>
    <style:style style:name="T43" style:family="text">
      <style:text-properties officeooo:rsid="35e37636"/>
    </style:style>
    <style:style style:name="T44" style:family="text">
      <style:text-properties officeooo:rsid="35e57e9c"/>
    </style:style>
    <style:style style:name="T45" style:family="text">
      <style:text-properties fo:font-variant="normal" fo:text-transform="none" fo:color="#000000" style:font-name="Verdana" fo:font-size="7.19999980926514pt" fo:letter-spacing="normal" fo:font-style="normal" fo:font-weight="normal"/>
    </style:style>
    <style:style style:name="T46" style:family="text">
      <style:text-properties fo:font-variant="normal" fo:text-transform="none" fo:color="#000000" style:font-name="Verdana" fo:font-size="7.19999980926514pt" fo:letter-spacing="normal" fo:font-style="normal" fo:font-weight="normal" officeooo:rsid="36ffdfcb"/>
    </style:style>
    <style:style style:name="T47" style:family="text">
      <style:text-properties fo:font-variant="normal" fo:text-transform="none" fo:color="#000000" style:font-name="Verdana" fo:font-size="5.15000009536743pt" fo:letter-spacing="normal" fo:font-style="normal" fo:font-weight="normal" officeooo:rsid="3c6be572"/>
    </style:style>
    <style:style style:name="T48" style:family="text">
      <style:text-properties fo:font-variant="normal" fo:text-transform="none" fo:color="#000000" style:font-name="CharisSILW" fo:font-size="6.44999980926514pt" fo:letter-spacing="normal" fo:font-style="normal" fo:font-weight="normal"/>
    </style:style>
    <style:style style:name="T49" style:family="text">
      <style:text-properties fo:font-variant="normal" fo:text-transform="none" fo:color="#333333" style:font-name="CharisSILW" fo:font-size="9pt" fo:letter-spacing="normal" fo:font-style="normal" fo:font-weight="normal" officeooo:rsid="3d69cd93"/>
    </style:style>
    <style:style style:name="T50" style:family="text">
      <style:text-properties officeooo:rsid="3602e46a"/>
    </style:style>
    <style:style style:name="T51" style:family="text">
      <style:text-properties officeooo:rsid="36ed2054"/>
    </style:style>
    <style:style style:name="T52" style:family="text">
      <style:text-properties officeooo:rsid="37070849"/>
    </style:style>
    <style:style style:name="T53" style:family="text">
      <style:text-properties officeooo:rsid="3728c3b1"/>
    </style:style>
    <style:style style:name="T54" style:family="text">
      <style:text-properties officeooo:rsid="37b016f0"/>
    </style:style>
    <style:style style:name="T55" style:family="text">
      <style:text-properties officeooo:rsid="39bb9bcd"/>
    </style:style>
    <style:style style:name="T56" style:family="text">
      <style:text-properties officeooo:rsid="3a4ed03c"/>
    </style:style>
    <style:style style:name="T57" style:family="text">
      <style:text-properties officeooo:rsid="3a66eab9"/>
    </style:style>
    <style:style style:name="T58" style:family="text">
      <style:text-properties officeooo:rsid="3a68eecf"/>
    </style:style>
    <style:style style:name="T59" style:family="text">
      <style:text-properties officeooo:rsid="3a747284"/>
    </style:style>
    <style:style style:name="T60" style:family="text">
      <style:text-properties officeooo:rsid="3a796459"/>
    </style:style>
    <style:style style:name="T61" style:family="text">
      <style:text-properties officeooo:rsid="3ab46809"/>
    </style:style>
    <style:style style:name="T62" style:family="text">
      <style:text-properties fo:color="#000000" style:font-name="CharisSILW" fo:font-size="6.44999980926514pt" fo:letter-spacing="normal" fo:font-style="italic" fo:font-weight="normal"/>
    </style:style>
    <style:style style:name="T63" style:family="text">
      <style:text-properties officeooo:rsid="22404075" style:language-asian="cs" style:country-asian="CZ"/>
    </style:style>
    <style:style style:name="T64" style:family="text">
      <style:text-properties officeooo:rsid="228a0369" style:language-asian="cs" style:country-asian="CZ"/>
    </style:style>
    <style:style style:name="T65" style:family="text">
      <style:text-properties officeooo:rsid="3d9377ea"/>
    </style:style>
    <style:style style:name="T66" style:family="text">
      <style:text-properties fo:color="#faa61a" officeooo:rsid="3d9377ea"/>
    </style:style>
    <style:style style:name="T67" style:family="text">
      <style:text-properties officeooo:rsid="3e734d5b"/>
    </style:style>
    <style:style style:name="T68" style:family="text">
      <style:text-properties officeooo:rsid="27ea0ea6"/>
    </style:style>
    <style:style style:name="T69" style:family="text">
      <style:text-properties officeooo:rsid="3e9b09e9"/>
    </style:style>
    <style:style style:name="T70" style:family="text">
      <style:text-properties officeooo:rsid="3ebe0368"/>
    </style:style>
    <style:style style:name="T71" style:family="text">
      <style:text-properties officeooo:rsid="3d69cd93"/>
    </style:style>
    <style:style style:name="T72" style:family="text">
      <style:text-properties officeooo:rsid="3c546974"/>
    </style:style>
    <style:style style:name="T73" style:family="text">
      <style:text-properties officeooo:rsid="3ec2de4d"/>
    </style:style>
    <style:style style:name="T74" style:family="text">
      <style:text-properties officeooo:rsid="3ec7d21d"/>
    </style:style>
    <style:style style:name="T75" style:family="text">
      <style:text-properties officeooo:rsid="3ecab493"/>
    </style:style>
    <style:style style:name="T76" style:family="text">
      <style:text-properties officeooo:rsid="3ecb6fdd"/>
    </style:style>
    <style:style style:name="T77" style:family="text">
      <style:text-properties officeooo:rsid="3c6be572"/>
    </style:style>
    <style:style style:name="T78" style:family="text">
      <style:text-properties officeooo:rsid="3ed12f39"/>
    </style:style>
    <style:style style:name="T79" style:family="text">
      <style:text-properties officeooo:rsid="3ed8f1c6"/>
    </style:style>
    <style:style style:name="T80" style:family="text">
      <style:text-properties officeooo:rsid="3ed9edea"/>
    </style:style>
    <style:style style:name="T81" style:family="text">
      <style:text-properties officeooo:rsid="3ede8399"/>
    </style:style>
    <style:style style:name="T82" style:family="text">
      <style:text-properties officeooo:rsid="3eea2106"/>
    </style:style>
    <style:style style:name="T83" style:family="text">
      <style:text-properties officeooo:rsid="3eda3a00"/>
    </style:style>
    <style:style style:name="T84" style:family="text">
      <style:text-properties officeooo:rsid="3ef2b420"/>
    </style:style>
    <style:style style:name="T85" style:family="text">
      <style:text-properties officeooo:rsid="3efa0af4"/>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Gamecon 2019</text:h>
      <text:h text:style-name="Heading_20_3" text:outline-level="3">Černobílý tisk</text:h>
      <text:list xml:id="list1716056822" text:style-name="L1">
        <text:list-item>
          <text:p text:style-name="P64"><text:span text:style-name="T85">[done] </text:span>Vytisknout Gamecon-levelup.odt</text:p>
        </text:list-item>
        <text:list-item>
          <text:p text:style-name="P65"><text:span text:style-name="T85">[done] </text:span>Gamecon-rasy.odt</text:p>
        </text:list-item>
        <text:list-item>
          <text:p text:style-name="P66"><text:span text:style-name="T85">[done] </text:span><text:span text:style-name="T11">Bestiary.odt </text:span><text:span text:style-name="T12">(k dolu)</text:span></text:p>
        </text:list-item>
        <text:list-item>
          <text:p text:style-name="P71">VYTISKNOUT DENÍKY!</text:p>
          <text:list>
            <text:list-item>
              <text:p text:style-name="P67"><text:span text:style-name="T34">[done] </text:span>Nejm<text:span text:style-name="T1">íň 4 sady, spíš nějaké do zálohy (6 sad?)</text:span></text:p>
            </text:list-item>
          </text:list>
        </text:list-item>
      </text:list>
      <text:p text:style-name="P73"><text:span text:style-name="T30">[done] </text:span>Dungeon-keep: Vytisknout text dungeonu</text:p>
      <text:p text:style-name="P70"><text:span text:style-name="T30">[done] </text:span>Dungeon-mine: <text:span text:style-name="T1">Vytisknout text dungeonu</text:span></text:p>
      <text:h text:style-name="Heading_20_3" text:outline-level="3">Barevný tisk</text:h>
      <text:list xml:id="list192342753297701" text:continue-numbering="true" text:style-name="L1">
        <text:list-item>
          <text:p text:style-name="P72">Dungeon-mine: <text:span text:style-name="T84">Vytisknout mapy</text:span></text:p>
        </text:list-item>
        <text:list-item>
          <text:p text:style-name="P72">vytisknout ještě jednu sadu lístečků s rysy<text:span text:style-name="T83"> (nestříhat)</text:span></text:p>
        </text:list-item>
        <text:list-item>
          <text:p text:style-name="P74">Pokud budu dotiskávat karty, tak:</text:p>
          <text:list>
            <text:list-item>
              <text:p text:style-name="P75">Beleronovo oko</text:p>
            </text:list-item>
            <text:list-item>
              <text:p text:style-name="P74">Skřet s motykou picture</text:p>
            </text:list-item>
          </text:list>
        </text:list-item>
      </text:list>
      <text:h text:style-name="Heading_20_3" text:outline-level="3">Ostatní</text:h>
      <text:list xml:id="list192341321923612" text:continue-numbering="true" text:style-name="L1">
        <text:list-item>
          <text:p text:style-name="P69"><text:span text:style-name="T80">(outdoors) </text:span>koupit 2 modrá gumovací pera</text:p>
        </text:list-item>
      </text:list>
      <text:h text:style-name="Heading_20_1" text:outline-level="1">Formátování</text:h>
      <text:list xml:id="list4257473438" text:style-name="L2">
        <text:list-item>
          <text:p text:style-name="P86"><text:span text:style-name="T4">T</text:span><text:span text:style-name="T5">ODO: V textu kurzívou (což je typicky přímá řeč za postavu) nezvýrazňovat kouzla a předměty.</text:span></text:p>
        </text:list-item>
        <text:list-item>
          <text:p text:style-name="P88"><text:span text:style-name="T5">T</text:span><text:span text:style-name="T1">ODO: Udělat character styl pro zranění bleskem (a ohněm, atd.).</text:span></text:p>
        </text:list-item>
        <text:list-item>
          <text:p text:style-name="P76">TODO: Udělat character styl pro Osobu.</text:p>
        </text:list-item>
        <text:list-item>
          <text:p text:style-name="P77">Styly pro barvy zranění:</text:p>
          <text:list>
            <text:list-item>
              <text:p text:style-name="P61"><text:span text:style-name="T66">duševní</text:span><text:span text:style-name="T65"> zranění</text:span></text:p>
            </text:list-item>
            <text:list-item>
              <text:p text:style-name="P62"><text:span text:style-name="T28">z</text:span><text:span text:style-name="T27">ranění</text:span><text:span text:style-name="T63"> </text:span><text:span text:style-name="T64">4</text:span><text:span text:style-name="T63">kz </text:span><text:span text:style-name="T35">bleskem</text:span></text:p>
            </text:list-item>
            <text:list-item>
              <text:p text:style-name="P63">zranění bodem</text:p>
            </text:list-item>
          </text:list>
        </text:list-item>
        <text:list-item>
          <text:p text:style-name="P87"><text:span text:style-name="T68">TODO: Prokliky (cross-reference) na kouzla a schopnosti (</text:span><text:span text:style-name="T14">neviditelnost</text:span><text:span text:style-name="T67">)</text:span></text:p>
          <text:list>
            <text:list-item>
              <text:p text:style-name="P89">Problém: Budou asi s velkým písmenem...</text:p>
            </text:list-item>
          </text:list>
        </text:list-item>
        <text:list-item>
          <text:p text:style-name="P90">Opravit uvozovky</text:p>
        </text:list-item>
        <text:list-item>
          <text:p text:style-name="P90">Vysvělit, že italikou mluví hráči za postavu a normálním písmem za hráče.<text:line-break/>/<text:span text:style-name="T40">* Někde vysvětlit, co v příkladech znamená přímá řeč v kurzívě (asi do kapitoly, kde se mluví o hraní v roli a mimo ni). */</text:span></text:p>
          <text:list>
            <text:list-item>
              <text:p text:style-name="P90">Všude zkontrolovat, že to tak opravdu je.</text:p>
            </text:list-item>
          </text:list>
        </text:list-item>
      </text:list>
      <text:h text:style-name="Heading_20_1" text:outline-level="1">Netříděné TODO</text:h>
      <text:p text:style-name="P8">TODO: Sandboxové prvky, moduly a podobně.</text:p>
      <text:list xml:id="list420089109" text:style-name="L3">
        <text:list-item>
          <text:p text:style-name="P92">Asi jen návod pro PJe, jak to použít.</text:p>
          <text:list>
            <text:list-item>
              <text:p text:style-name="P93">musíš o tom dát hráčům vědět.</text:p>
            </text:list-item>
          </text:list>
        </text:list-item>
      </text:list>
      <text:p text:style-name="P7">TODO: <text:span text:style-name="T76">Ještě jednou z</text:span>vážit, jestli by Velikost (a tedy počet životů) neměl mít nějakou explicitní counterbalance.</text:p>
      <text:list xml:id="list4115268818" text:style-name="L4">
        <text:list-item>
          <text:p text:style-name="P94">Otázka je, jakou. Kroll je velkej a ještě navíc má ultrasluch.</text:p>
        </text:list-item>
        <text:list-item>
          <text:p text:style-name="P95">(Zmínil jsem, že velikost má i své nevýhody – malé chodby a tak, a že jsou různé velikosti vybavení)</text:p>
        </text:list-item>
      </text:list>
      <text:p text:style-name="P6">TODO: Zmínit někde koncept magenergie (v popisu světa?)</text:p>
      <text:p text:style-name="P36">TODO: Zvedat limit na počet připoutaných předmětů hned na 2. úrovni možná není dobře – znamená to, že na prvních dvou úrovních budou postavy získávat předměty mnohem rychlejš než později.<text:line-break/><text:tab/><text:span text:style-name="T38">(Chtěl jsem se ale trefit mimo úrovně, kde se zvedají atributy...)</text:span></text:p>
      <text:h text:style-name="Heading_20_1" text:outline-level="1">Kapitoly</text:h>
      <text:h text:style-name="Heading_20_2" text:outline-level="2">Tvoje postava</text:h>
      <text:p text:style-name="P51">IDEA: Hobitovi dát jen <text:span text:style-name="T13">vytříbenou chuť</text:span>, kudůkovi <text:span text:style-name="T13">výborný čich</text:span>.</text:p>
      <text:p text:style-name="P33">TODO: Měl by mít hobit čich jako pes?</text:p>
      <text:list xml:id="list3714760734" text:style-name="L5">
        <text:list-item>
          <text:p text:style-name="P96">Asi ano, ať není zbytečně moc kategorií</text:p>
        </text:list-item>
      </text:list>
      <text:p text:style-name="P14">TODO: V kapitole Minulost zmínit, kým postava být nemůže - strop na společenské postavení?</text:p>
      <text:p text:style-name="P32"><text:span text:style-name="Emphasis"><text:span text:style-name="T25">TODO: Známosti - možná je explicitně vypisovat na deník?</text:span></text:span></text:p>
      <text:p text:style-name="P13">TODO: Rozhodnout, jak se budou počítat životy.</text:p>
      <text:list xml:id="list1290291984" text:style-name="L6">
        <text:list-item>
          <text:p text:style-name="P97">Jen podle velikosti? (Takže debuff Síly nesníží životy?)</text:p>
        </text:list-item>
        <text:list-item>
          <text:p text:style-name="P98"><text:span text:style-name="Emphasis"><text:span text:style-name="T25">Snížení Síly životy sníží (někde jsem to měl napsané, nemůžu to najít), protože při přestupu na vyšší úroveň se se zvýšením Síly životy zvyšujou a mělo by to být konzistentní.</text:span></text:span></text:p>
        </text:list-item>
      </text:list>
      <text:p text:style-name="P53"><text:span text:style-name="Emphasis"><text:span text:style-name="T26">TODO: Zrušit primární vlastnosti povolání (minimální hodnoty). Místo nich napsat texty, které vlastnosti jsou důležité pro každé povolání a proč (takové mininávody, jak se dají pojmout různá povolání).</text:span></text:span></text:p>
      <text:h text:style-name="Heading_20_2" text:outline-level="2"><text:soft-page-break/>Dovednosti</text:h>
      <text:list xml:id="list4014564120" text:style-name="L7">
        <text:list-item>
          <text:list>
            <text:list-item>
              <text:p text:style-name="P99">IDEA: Zloděj (ostraňování a líčení pastí) pozná, co past dělá a jak se dá vypnout (kam vede mechanismus a tak).<text:line-break/>- <text:span text:style-name="T56">respektive spíš asi jen co je to za mechanismus (nášlapná dlaždice vs propadlo, výmetnice na šipku vs na kouzlo a podobně).</text:span></text:p>
            </text:list-item>
            <text:list-item>
              <text:p text:style-name="P100">TODO: Do kapitoly Dovednosti dát odkazy na kapitoly v Herních postupech, kde se mluví o použití příslušné dovednosti.</text:p>
            </text:list-item>
          </text:list>
        </text:list-item>
        <text:list-item>
          <text:p text:style-name="P101">TODO: Jezdectví</text:p>
        </text:list-item>
      </text:list>
      <text:list xml:id="list1704883772" text:style-name="L8">
        <text:list-item>
          <text:list>
            <text:list-item>
              <text:list>
                <text:list-item>
                  <text:p text:style-name="P102">Obyčejné cestování zvládne každý. Popohnat koně do <text:s/>trysku, skákat s ním přes překážky, kličkovat, střílet ze sedla a podobně už se ale musí umět.</text:p>
                </text:list-item>
              </text:list>
            </text:list-item>
          </text:list>
        </text:list-item>
      </text:list>
      <text:list xml:id="list192342854894924" text:continue-list="list4014564120" text:style-name="L7">
        <text:list-item>
          <text:p text:style-name="P56">Hobiti a kudůci preferují poníky.</text:p>
          <text:list>
            <text:list-item>
              <text:p text:style-name="P103">TODO: Zvážit dovednost řemeslná zručnost (nebo tak něco).</text:p>
            </text:list-item>
            <text:list-item>
              <text:p text:style-name="P104">TODO: Zvážit dovednost <text:span text:style-name="T13">znalost kouzel</text:span><text:span text:style-name="T18"> (umožní z run poznat, co je to za kouzlo).</text:span></text:p>
              <text:list>
                <text:list-item>
                  <text:p text:style-name="P105">Asi ne, nebylo by dost příležitostí k použití.</text:p>
                </text:list-item>
              </text:list>
            </text:list-item>
            <text:list-item>
              <text:p text:style-name="P91">Předělat dovednosti</text:p>
              <text:list>
                <text:list-item>
                  <text:p text:style-name="P115">Kapitola Dovednosti je přepsaná, ale ještě bude potřeba vyřešit Soupeření (TODO).</text:p>
                </text:list-item>
              </text:list>
            </text:list-item>
            <text:list-item>
              <text:p text:style-name="P116">Všichni si vybírají 2 dovednosti</text:p>
              <text:list>
                <text:list-item>
                  <text:p text:style-name="P115"><text:soft-page-break/>Tímhle si nejsem úplně jistej, u kouzelníka jsem už na první úrovni měl problém, co za druhou dovednost si vybrat (ok, zapomněl jsem na jazyky, tam se asi dá vyřádit).</text:p>
                </text:list-item>
              </text:list>
            </text:list-item>
            <text:list-item>
              <text:p text:style-name="P117">TODO: Plížení</text:p>
              <text:list>
                <text:list-item>
                  <text:p text:style-name="P118">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19">TODO: Pokud se bude házet na Finesu (a při pronásledování na Sílu), tak to opravit ve Vedení hry – Kdy se hází. <text:span text:style-name="T54">A pokud ne, tak to opravit v představení vlastností v tvorbě postavy.</text:span></text:p>
                </text:list-item>
              </text:list>
            </text:list-item>
          </text:list>
        </text:list-item>
      </text:list>
      <text:h text:style-name="Heading_20_2" text:outline-level="2">Živobytí</text:h>
      <text:p text:style-name="P11">TODO (Kapitola vůbec není)</text:p>
      <text:p text:style-name="P30">TODO: Skupinové živobytí (sleva za každou postavu nad první?)</text:p>
      <text:h text:style-name="Heading_20_2" text:outline-level="2">Výbava</text:h>
      <text:list xml:id="list3457573410" text:style-name="L9">
        <text:list-item>
          <text:list>
            <text:list-item>
              <text:p text:style-name="P120">TODO: Tvoje postava - Výbava</text:p>
            </text:list-item>
            <text:list-item>
              <text:p text:style-name="P121">Startovní výbava</text:p>
            </text:list-item>
            <text:list-item>
              <text:p text:style-name="P122">Tabulka zbraní</text:p>
              <text:list>
                <text:list-item>
                  <text:p text:style-name="P123">Možná ji spíš dát do kapitoly Boj?</text:p>
                </text:list-item>
              </text:list>
            </text:list-item>
          </text:list>
        </text:list-item>
      </text:list>
      <text:h text:style-name="P58" text:outline-level="2"><text:soft-page-break/>Schopnosti povolání</text:h>
      <text:p text:style-name="P4">TODO: Sjednotit a zjednodušit pravidla pro zvířecí společníky, summony, metamorfózu a podobně</text:p>
      <text:list xml:id="list3991920552" text:style-name="L10">
        <text:list-item>
          <text:p text:style-name="P78">Pet (hraničářův pes) může mít nejvyšší vlastnost max o 1 pod postavou.</text:p>
        </text:list-item>
        <text:list-item>
          <text:p text:style-name="P78">Při proměně se hodnota nejvyšší vlastnosti zachovává.</text:p>
        </text:list-item>
        <text:list-item>
          <text:p text:style-name="P78">Chce to nějakej limit na velikost (tedy životy)</text:p>
          <text:list>
            <text:list-item>
              <text:p text:style-name="P78">Možná podle úrovně?</text:p>
            </text:list-item>
          </text:list>
        </text:list-item>
      </text:list>
      <text:p text:style-name="P5">IDEA: Zavést pro potvory Nebezpečnost (základ by byl podle hodnoty nejvyšší vlastnosti, ale může bejt vyšší, když má potvora nějaký hnusný schopnosti, hodně hpček a podobně?).</text:p>
      <text:h text:style-name="P59" text:outline-level="3">Válečník</text:h>
      <text:p text:style-name="P22">TODO: Schopnost <text:span text:style-name="T13">ochránce</text:span> nejspíš po změnách soubojáku přestane dávat smysl (beztak se mi nelíbila).</text:p>
      <text:p text:style-name="P23">TODO: <text:span text:style-name="T15">Rychlý boj</text:span> a obránce jde kombinovat (bránit někoho před dvěma útočníky, nebo třeba před jedním bránit a druhýho zranit).</text:p>
      <text:p text:style-name="P38">TODO: Válečnická schopnost <text:span text:style-name="T13">ocelový stisk</text:span></text:p>
      <text:p text:style-name="P38"><text:span text:style-name="T42">(Máš ve stisku sílu jako svěrák)</text:span><text:line-break/>(Nejde disarmnout, nedá se mu vytrhnout ze sevření, atd.)<text:line-break/><text:span text:style-name="T43">(Když někoho chytneš <text:s/>- dostaneš ho do nevýhody, máš proti němu holou rukou zranění +3).</text:span></text:p>
      <text:h text:style-name="P60" text:outline-level="3">Hraničář</text:h>
      <text:p text:style-name="P49">TODO: Jde telekinezí nadzvednout sebe?</text:p>
      <text:p text:style-name="P49"><text:soft-page-break/>- <text:span text:style-name="T81">asi by nemělo jít</text:span></text:p>
      <text:p text:style-name="P50">(Síla jako dítě).</text:p>
      <text:h text:style-name="Heading_20_3" text:outline-level="3">Kou<text:span text:style-name="T57">zelník</text:span></text:h>
      <text:p text:style-name="P42">TODO: Popsat sesílání kouzel <text:span text:style-name="T9">(nejspíš se odkázat na kapitolu </text:span><text:span text:style-name="T10">Herní postupy</text:span><text:span text:style-name="T9"> / </text:span><text:span text:style-name="T10">Sesílání kouzel</text:span><text:span text:style-name="T9">)</text:span></text:p>
      <text:list xml:id="list2051987181" text:style-name="L11">
        <text:list-item>
          <text:p text:style-name="P124">vyžaduje gestikulaci celýma rukama</text:p>
        </text:list-item>
        <text:list-item>
          <text:p text:style-name="P124">vyžaduje nahlas vyslovit zaklínací formuli</text:p>
        </text:list-item>
        <text:list-item>
          <text:p text:style-name="P124">postih za zbroj</text:p>
        </text:list-item>
      </text:list>
      <text:p text:style-name="P21">Montyho čardáš</text:p>
      <text:list xml:id="list3206926118" text:style-name="L12">
        <text:list-item>
          <text:p text:style-name="P125"><text:span text:style-name="T47">Sešlu Tašin smích!</text:span><text:span text:style-name="T77"><text:line-break/></text:span><text:span text:style-name="T47">Hm, nehodil to.</text:span><text:span text:style-name="T77"><text:line-break/></text:span><text:span text:style-name="T47">Zatímco se směje, svážu ho, aby se nemohl hýbat.</text:span><text:span text:style-name="T77"><text:line-break/></text:span><text:span text:style-name="T47">Když se nemůže hýbat, tak mu naliju do krku ten uspávací lektvar.</text:span><text:span text:style-name="T77"><text:line-break/></text:span><text:span text:style-name="T47">Hm, usnul.</text:span><text:span text:style-name="T77"><text:line-break/></text:span><text:span text:style-name="T47">Když spí, tak mu jednoduše přiložím nůž ke krku a podříznu ho.</text:span><text:span text:style-name="T77"> </text:span></text:p>
        </text:list-item>
      </text:list>
      <text:p text:style-name="P47">Teleportaci zatím vidím na tři kouzla:</text:p>
      <text:list xml:id="list3866315983" text:style-name="L13">
        <text:list-item>
          <text:p text:style-name="P126"><text:span text:style-name="T16">Hyperprostor</text:span><text:span text:style-name="T23">: self only, krátká vzdálenost, na viditelnost.</text:span></text:p>
        </text:list-item>
      </text:list>
      <text:list xml:id="list192341191173706" text:continue-list="list3457573410" text:style-name="L9">
        <text:list-item>
          <text:list>
            <text:list-item>
              <text:p text:style-name="P127"><text:span text:style-name="T18">Tzn. kouzelník se dostane i za mříž, ale sám </text:span><text:span text:style-name="T19">(což je otázka, jestli je dobře...)</text:span><text:span text:style-name="T18">.</text:span></text:p>
            </text:list-item>
            <text:list-item>
              <text:p text:style-name="P106">Asi by to i tak mělo bejt mistrovské kouzlo, ať to nerozbíjí lowlevelové dungeony.</text:p>
            </text:list-item>
          </text:list>
        </text:list-item>
      </text:list>
      <text:p text:style-name="P20">Návrat:<text:span text:style-name="T18">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xml:id="list2500599999" text:style-name="L14">
        <text:list-item>
          <text:p text:style-name="P107"><text:soft-page-break/>Chtěl bych to dát na víc cílů, ale pak budu zase muset řešit friend/foe.</text:p>
        </text:list-item>
        <text:list-item>
          <text:p text:style-name="P109">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07">Možná se je jich třeba dotknout?</text:p>
        </text:list-item>
      </text:list>
      <text:list xml:id="list192341055377645" text:continue-list="list192341191173706" text:style-name="L9">
        <text:list-item>
          <text:list>
            <text:list-item>
              <text:p text:style-name="P110">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item>
              <text:p text:style-name="P108">Nebo obráceně: Oni se musí dotknout kouzelníka.</text:p>
            </text:list-item>
            <text:list-item>
              <text:p text:style-name="P106">Možná by mohlo jít, zakouzlit nejdřív někde kotvu – seslat ji na víc cílů, a pak tam všechny tyhle cíle vrátit najednou (mistrovské kouzlo?).</text:p>
            </text:list-item>
          </text:list>
        </text:list-item>
      </text:list>
      <text:p text:style-name="P45"><text:span text:style-name="T17">Portál:</text:span><text:span text:style-name="T24"> Fyzický, obvykle kamenný portál. Na obou místech je do něj potřeba vyrýt příslušné runy, pak jím půjde procházet. </text:span><text:span text:style-name="T20">Výroba by asi buď měla trvat dlouho </text:span><text:span text:style-name="T21">(asi by to měl bejt rituál – mohlo by to trvat třeba měsíc, nebo tak nějak)</text:span><text:span text:style-name="T20">, nebo bejt hodně drahá (třeba podle vzdálenosti), aby za chvíli ve světě nebylo přeportálováno.</text:span></text:p>
      <text:h text:style-name="Heading_20_3" text:outline-level="3">Alchymista</text:h>
      <text:p text:style-name="P15">TODO: Suroviny se přepočítávají na zlaťáky. Hotové výrobky stojí u obchodníka dvojnásobek ceny surovin – a odprodej obchodníkovi je za polovinu, takže se alchymistovi nevyplatí točit výrobu na kšeft.</text:p>
      <text:p text:style-name="P3"><text:soft-page-break/>IDEA: Vzácné suroviny umožní alchymistovi vyrobit i předmět, který neumí <text:span text:style-name="T51">vyrábět</text:span>.</text:p>
      <text:list xml:id="list305253350" text:style-name="L15">
        <text:list-item>
          <text:p text:style-name="P79">A pokud ho umí, mohl by bejt znatelně silnější (to bych ale musel ke každému předmětu napsat, co to posílení znamená).</text:p>
          <text:p text:style-name="P80">(Každopádně tak, jak je mám teď, jsou ty suroviny nudný.)</text:p>
        </text:list-item>
        <text:list-item>
          <text:p text:style-name="P81">/* Tohle asi nebude potřeba, pokud budou suroviny za prachy */</text:p>
        </text:list-item>
      </text:list>
      <text:p text:style-name="P19"><text:span text:style-name="T22">TODO: Schopnost </text:span>vidění magenergie</text:p>
      <text:p text:style-name="P16">TODO: Alchymistický recept: Tvárná pasta<text:line-break/>(Umožní přemodelovat pevné věci na něco jinýho).</text:p>
      <text:h text:style-name="Heading_20_2" text:outline-level="2">Herní postupy</text:h>
      <text:h text:style-name="Heading_20_3" text:outline-level="3">Sesílání kouzel</text:h>
      <text:p text:style-name="P11">TODO (Kapitola asi neexistuje)</text:p>
      <text:list xml:id="list192340978174924" text:continue-list="list192341055377645" text:style-name="L9">
        <text:list-item>
          <text:list>
            <text:list-item>
              <text:list>
                <text:list-item>
                  <text:p text:style-name="P128">Co je to <text:span text:style-name="T13">soustředění</text:span>, co ho vyžaduje.</text:p>
                </text:list-item>
                <text:list-item>
                  <text:p text:style-name="P129">TODO: <text:span text:style-name="T52">Zmínit, že kouzlení je vyčerpávájící, podobně jako boj (čistě fikční efekt).</text:span></text:p>
                </text:list-item>
              </text:list>
            </text:list-item>
          </text:list>
        </text:list-item>
      </text:list>
      <text:h text:style-name="Heading_20_3" text:outline-level="3"><text:soft-page-break/>Použití kouzelných předmětů</text:h>
      <text:h text:style-name="Heading_20_4" text:outline-level="4">Svitky s kouzly</text:h>
      <text:h text:style-name="Heading_20_4" text:outline-level="4">Rituály</text:h>
      <text:list xml:id="list192342902158500" text:continue-list="list192342854894924" text:style-name="L7">
        <text:list-item>
          <text:p text:style-name="P130">TODO: Pravidla pro svitky s rituálem (nedají se připoutat <text:span text:style-name="T73">(proč ne?)</text:span>, mohou vyžadovat ingredience, mohou být na jedno použití).</text:p>
        </text:list-item>
      </text:list>
      <text:h text:style-name="Heading_20_4" text:outline-level="4">Kouzelné hůlky a prsteny</text:h>
      <text:h text:style-name="Heading_20_3" text:outline-level="3">Boj</text:h>
      <text:list xml:id="list192342610693212" text:continue-list="list192340978174924" text:style-name="L9">
        <text:list-item>
          <text:p text:style-name="P131">TODO: Kapitola Škrcení a zakousnutí</text:p>
          <text:list>
            <text:list-item>
              <text:p text:style-name="P131">Na chycení stačí jeden úspěch (pak už se dá škrtit), ale znamená to škrcení ve stoje. Když tě chce třeba tygr srazit na zem a zakousnout se do tebe, potřebuje dva úspěchy.</text:p>
            </text:list-item>
            <text:list-item>
              <text:p text:style-name="P131"><text:span text:style-name="T13">Na obranu</text:span> proti škrcení a zakousávání se hází Silou (protože se nedá uhýbat). Hmm, jenže škrcený se spíš bude chtít prát, takže bude házet <text:span text:style-name="T13">na úspěch</text:span> a to může, čím chce /<text:span text:style-name="T79">* Takže vynucovat hod Silou tím nepůjde, leda by dotyčného škrtila přesila a on se musel rozhodnout, koho ohrozí */</text:span>.</text:p>
            </text:list-item>
            <text:list-item>
              <text:p text:style-name="P132">Zranění při škrcení je 0, protože je to boj beze zbraně. Šelmy mají víc, protože mají zuby a drápy.</text:p>
            </text:list-item>
          </text:list>
        </text:list-item>
        <text:list-item>
          <text:p text:style-name="P133">TODO: Sloučit plnou obranu a únik z nevýhody?</text:p>
          <text:list>
            <text:list-item>
              <text:p text:style-name="P68">Asi jo – <text:span text:style-name="T1">čím míň pravidel, tím líp.</text:span></text:p>
            </text:list-item>
            <text:list-item>
              <text:p text:style-name="P82"><text:soft-page-break/>Mechanicky to moc nejde dohromady. Plná obrana dává bonusy na obranu, Únik z nevýhody je ofenzivní akce.</text:p>
            </text:list-item>
          </text:list>
        </text:list-item>
        <text:list-item>
          <text:p text:style-name="P134">TODO: Zmínit, že v těžké zbroji se dá stále bránit Finesou (to je asi spíš ke zbrojím).</text:p>
        </text:list-item>
        <text:list-item>
          <text:p text:style-name="P135">TODO: Napsat kapitolu o taktice v boji</text:p>
          <text:list>
            <text:list-item>
              <text:p text:style-name="P135"><text:span text:style-name="T69">Příklady</text:span> vynucování obrany slabším statem.</text:p>
            </text:list-item>
          </text:list>
        </text:list-item>
        <text:list-item>
          <text:p text:style-name="P136">TODO: Příklad chycení zbraně (kopí) nebo ruky se zbraní (dýka).</text:p>
        </text:list-item>
        <text:list-item>
          <text:p text:style-name="P137">TODO: Zrevidovat počítání výhod a nevýhod při obraně Silou nebo Duší.</text:p>
          <text:list>
            <text:list-item>
              <text:p text:style-name="P137">Výhody a nevýhody, které se vztahují k možnosti uhnout, nehrají roli.</text:p>
            </text:list-item>
            <text:list-item>
              <text:p text:style-name="P137">Co nevýhoda za zranění? Asi taky ne...</text:p>
              <text:list>
                <text:list-item>
                  <text:p text:style-name="P138">Vážně zraněný kouzelník určitě bude mít postih.</text:p>
                </text:list-item>
                <text:list-item>
                  <text:p text:style-name="P138">Oslepený kouzelník má asi smůlu (i když – může seslat modrý blesk zhruba někam do prostoru? Asi jo).</text:p>
                </text:list-item>
              </text:list>
            </text:list-item>
            <text:list-item>
              <text:p text:style-name="P138">Co kryt? Asi jo (menší část těla, která může hořet...)</text:p>
            </text:list-item>
          </text:list>
        </text:list-item>
        <text:list-item>
          <text:p text:style-name="P139">TODO: Příklady věcí, které jde obvykle dělat protivníkovi při střelbě, na melee, kouzlama a podobně.</text:p>
        </text:list-item>
        <text:list-item>
          <text:p text:style-name="P140">TODO: Pořadí podle výsledků hodů (příklad se srážením z <text:span text:style-name="T50">naší</text:span> <text:span text:style-name="T50">kampaně. Zejád si dovoloval na Bimba, Orbin skočil na Zejáda, aby ho srazil k zemi, Zejád chtěl Orbina chytit pod krkem a Bimbo chtěl současně Zejádovi podrazit nohy.</text:span>)</text:p>
        </text:list-item>
      </text:list>
      <text:h text:style-name="Heading_20_4" text:outline-level="4"><text:soft-page-break/>Boj s neviditelným protivníkem</text:h>
      <text:list xml:id="list2225810664" text:style-name="L16">
        <text:list-item>
          <text:p text:style-name="P111">Čich (psí, hobití) řekne, kde zhruba neviditelný je.</text:p>
        </text:list-item>
      </text:list>
      <text:p text:style-name="P17"/>
      <text:h text:style-name="Heading_20_3" text:outline-level="3">Léčení zranění</text:h>
      <text:p text:style-name="Text_20_body">/<text:span text:style-name="T74">* Možná tuhle kapitolu nazvat spíš Újma a léčení, nebo tak něco (jsou různé druhy újmy, je jen fyzické zranění) */</text:span></text:p>
      <text:p text:style-name="P31">TODO: Explicitně napsat, že životy můžou jít do záporu, a že se pak všechny musejí vyléčit.</text:p>
      <text:p text:style-name="P29">TODO: Co se stane, když některá z vlastností klesne na 0 nebo níž.</text:p>
      <text:list xml:id="list192342049827115" text:continue-list="list192342902158500" text:style-name="L7">
        <text:list-item>
          <text:list>
            <text:list-item>
              <text:p text:style-name="P141">Síla: Vysílení nebo vyčerpání (bezvědomí).</text:p>
            </text:list-item>
            <text:list-item>
              <text:p text:style-name="P141">Finesa: <text:span text:style-name="T37">Točení hlavy, ztráta koordinace a rovnováhy.</text:span></text:p>
            </text:list-item>
            <text:list-item>
              <text:p text:style-name="P141">Duše: Apatie, ztráta příčetnosti nebo zdivočení (kontrolu převezmou instinkty).</text:p>
            </text:list-item>
          </text:list>
        </text:list-item>
      </text:list>
      <text:h text:style-name="Heading_20_2" text:outline-level="2">Hraní za postavu</text:h>
      <text:p text:style-name="P46"><text:span text:style-name="T61">TODO: </text:span><text:span text:style-name="T48">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62">osobitě</text:span></text:span><text:span text:style-name="T48">, že se liší rozhodování barbara z jižních plání od rozhodování šlechtického šermíře.</text:span> </text:p>
      <text:h text:style-name="Heading_20_2" text:outline-level="2">Vedení hry</text:h>
      <text:p text:style-name="P52">TODO:</text:p>
      <text:p text:style-name="P54"><draw:frame draw:style-name="fr1" draw:name="Frame1" text:anchor-type="paragraph" svg:width="10.22cm" draw:z-index="0"><draw:text-box fo:min-height="0.041cm"><text:section text:style-name="Sect1" text:name="post_content563123"><text:p text:style-name="P55">Nehodnotí jen PJ, ale všichni hráči.<text:line-break/><text:line-break/>Respektive - asi tu terminologii budeme muset trochu ujasnit - nejde o hodnocení ve smyslu povedlo se/nepovedlo se, určování obtížnosti a podobně, ale o hodnocení ve smyslu "dává to smysl/nedává to smysl", "bude to fungovat/nebude to fungovat" a případně "má/nemá to nějaké zádrhele".<text:line-break/><text:line-break/><draw:frame draw:style-name="fr2" draw:name="Image1" text:anchor-type="as-char" svg:width="0.228cm" svg:height="0.228cm" draw:z-index="1"><draw:image xlink:href="Pictures/100002000000000F0000000F797B735E17E64B33.gif" xlink:type="simple" xlink:show="embed" xlink:actuate="onLoad" loext:mime-type="image/gif"/><svg:title>:arrow?</svg:title></draw:frame> Podstatné je, že tohle hodnocení neprobíhá v jednom předem určeném okamžiku, ale průběžně s tím, jak hráči rozvíjejí svůj původní nápad. Do té debaty od začáku může (a dokonce by měl) vstupovat PJ - stejně jako hráči může dávat faktické poznámky, ve stylu "Přestrojení by nejspíš pomohlo, ale dotyčnej je hobit a ty jsi kroll, takže si asi všimnou, že něco 'trochu' nesedí", ale hlavní roli v tom mají hráči. Ti sami při vymýšlení řešení hodnotí, jestli jim přijde funční a uvěřitelné a do hry ho vypustí, až když jsou s ním spokojeni.<text:line-break/><text:line-break/><draw:frame draw:style-name="fr2" draw:name="Image2" text:anchor-type="as-char" svg:width="0.228cm" svg:height="0.228cm" draw:z-index="2"><draw:image xlink:href="Pictures/100002000000000F0000000F797B735E17E64B33.gif" xlink:type="simple" xlink:show="embed" xlink:actuate="onLoad" loext:mime-type="image/gif"/><svg:title>:arrow?</svg:title></draw:frame> Další klíčovej prvek je, že pravidla ani PJ vůbec nemají za úkol cokoliv vyhodnocovat. To znamená, že hráč by si vůbec neměl pokládat otázku "Povede se mi to?" ale výhradně "Jak toho dosáhnu?"<text:line-break/><text:line-break/>Tyhle dva body vedou k tomu, že drtivá většina hráčských akcí zafunguje. Nefunkční řešení totiž hráči zahodí už v průběhu. A na rozdíl od "vyhodnocovacích" systémů to celé nekončí hodem, kterej může říct "Hezky jste to vymysleli, ale máte smůlu, nepovedlo se*", takže není důvod, proč by se funkční nápad neměl podařit.<text:line-break/><text:line-break/>PJ tedy obvykle vůbec neřeší, jestli se to povede, nebo co se na tom případně nepovede. Jeho úkolem je říct, co se děje dál, a jaké další překážky na postavy čekají (a obykle je lepší přijít s novou překážkou, než dusit hráče s tou stávající - protože, jak už jsem řekl, hodnocení, zda je to řešení použitelné je hlavně úkolem hráčů).<text:line-break/><text:line-break/>* Nebo v novějších systémech "Hezky jste to vymysleli, ale máte smůlu, takhle se vám to podělalo".</text:p></text:section></draw:text-box></draw:frame><text:soft-page-break/><text:line-break/></text:p>
      <text:p text:style-name="P52"/>
      <text:p text:style-name="P48"/>
      <text:p text:style-name="P48"><text:soft-page-break/>TODO: Úpravy pravidel</text:p>
      <text:list xml:id="list1584416336" text:style-name="L17">
        <text:list-item>
          <text:p text:style-name="P142">Nikdy neměň pravidla sám, vždycky si o tom promluv s hráči.</text:p>
          <text:list>
            <text:list-item>
              <text:p text:style-name="P142">Hráči mají stejné právo podílet se na rozhodování tom, jak bude vaše hra vypadat, jako ty.</text:p>
            </text:list-item>
            <text:list-item>
              <text:p text:style-name="P142">Zajistíš tím, že o změně budou všichni vědět.</text:p>
            </text:list-item>
            <text:list-item>
              <text:p text:style-name="P142">Víc hlav víc ví, takže výsledná změna bude obvykle lepší, než kdybys ji s nikým neprobral.;</text:p>
            </text:list-item>
          </text:list>
        </text:list-item>
      </text:list>
      <text:p text:style-name="P37">TODO: Flagy (co chtějí hráči zažít, získat, atd.) <text:span text:style-name="T29">(To jsem mo</text:span><text:span text:style-name="T3">žná už trochu naznačil</text:span><text:span text:style-name="T29">)</text:span></text:p>
      <text:p text:style-name="P12"><text:span text:style-name="T53">TODO: Znovu zvážit odstavec</text:span> <text:span text:style-name="Strong_20_Emphasis">Vedení hry bez příběhové imunity</text:span></text:p>
      <text:list xml:id="list3384022114" text:style-name="L18">
        <text:list-item>
          <text:p text:style-name="P143"><text:span text:style-name="Strong_20_Emphasis"><text:span text:style-name="T33">(Pieta: </text:span></text:span><text:span text:style-name="Strong_20_Emphasis"><text:span text:style-name="T32">Mezi paranoidní hrou plnou sviní a hrou bez imunity může být docela velkej rozdíl... ...a proto bych řekl, že tam nějaký takový odstavec určitě patří.</text:span></text:span><text:span text:style-name="Strong_20_Emphasis"><text:span text:style-name="T33">)</text:span></text:span></text:p>
        </text:list-item>
      </text:list>
      <text:p text:style-name="P24">TODO:</text:p>
      <text:list xml:id="list2655180660" text:style-name="L19">
        <text:list-item>
          <text:p text:style-name="P144"><text:span text:style-name="T49">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span text:style-name="T71"><text:line-break/><text:line-break/></text:span><text:soft-page-break/><text:span text:style-name="T49">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text:span text:style-name="T71"> </text:span></text:p>
        </text:list-item>
      </text:list>
      <text:p text:style-name="P43">TODO: Jak používat Náhodný hod.</text:p>
      <text:list xml:id="list127561071" text:style-name="L20">
        <text:list-item>
          <text:p text:style-name="P145">Když z výsledku plyne pro postavy riziko, měl bys dát hráčům možnost vybrat si, jestli ho chtějí podsoupit (viz příklad s plížením).</text:p>
        </text:list-item>
      </text:list>
      <text:p text:style-name="P44">TODO: Tvorba NPCček (jeden charakterovej rys, jeden vizuální, jeden rys chování – hláška, gestikulace, styl řeči a pod.)</text:p>
      <text:list xml:id="list3222247174" text:style-name="L21">
        <text:list-item>
          <text:p text:style-name="P146">jako nástroj pro GMa na tvorbu zajímavých NPCček se to dá použít taky, ale neplatí tam omezení, že z toho musí lézt snesitelná postava do družiny (byť se to teda s otravnejma NPCčkama nesmí přehánět)</text:p>
        </text:list-item>
      </text:list>
      <text:p text:style-name="P25">TODO: Pestrost hry (střídat prostředí, druhy zápletek, klidně i žánry)...</text:p>
      <text:list xml:id="list321074296" text:style-name="L22">
        <text:list-item>
          <text:p text:style-name="P147">Na tohle už dokonce kapitolu založenou mám (asi ze Hry bez přípravy).</text:p>
        </text:list-item>
      </text:list>
      <text:p text:style-name="P26">TODO: Když postava spustí past, musíš vždycky říct: „Stalo se to a to, co děláš?“ Nikdy nesmíš rovnou říct: „Hoď si na obranu!“ Výjimkou jsou situace, kdy postava do pasti rovnou vběhne.</text:p>
      <text:p text:style-name="P27"><text:span text:style-name="T70">TODO: </text:span>Monster reaction</text:p>
      <text:list xml:id="list3359060255" text:style-name="L23">
        <text:list-item>
          <text:p text:style-name="P149">Primární roli hraje, co jsou protivníci zač a co chtějí. Medvědice bude bránit své mládě, hladový vlk bude útočit.</text:p>
        </text:list-item>
        <text:list-item>
          <text:p text:style-name="P148"><text:soft-page-break/><text:span text:style-name="T72"><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text:span text:style-name="T31">vždycky</text:span><text:span text:style-name="T72"> nejdřív mluvit a co bude dál, závisí na průběhu rozhovoru.</text:span></text:p>
        </text:list-item>
        <text:list-item>
          <text:p text:style-name="P149">Není žádnej důvod, proč ve chvíli, kdy postavy chtějí s druhou stranu mluvit, jim do toho házet vidle nepodařeným hodem.</text:p>
        </text:list-item>
      </text:list>
      <text:p text:style-name="P18">Vedení soubojů</text:p>
      <text:list xml:id="list1806161201" text:style-name="L24">
        <text:list-item>
          <text:p text:style-name="P150">TODO: Popisné „dohrávání“ souboje nebo kosení slabých protivníků.</text:p>
        </text:list-item>
      </text:list>
      <text:p text:style-name="P28"><text:span text:style-name="T41">+</text:span>Vedení kampaně</text:p>
      <text:p text:style-name="P28">Příprava</text:p>
      <text:p text:style-name="P28">Impr<text:span text:style-name="T39">o</text:span>v<text:span text:style-name="T39">i</text:span>zace</text:p>
      <text:p text:style-name="P28"/>
      <text:p text:style-name="P39">TODO: Vždycky dej hráčům možnost reagovat <text:span text:style-name="T44">(leda by na ně někdo připravil léčku)</text:span>.</text:p>
      <text:p text:style-name="P40">TODO <text:span text:style-name="T75">(napjatá situace – improvizační technika)</text:span>:</text:p>
      <text:p text:style-name="P40"><text:span text:style-name="T45">Napjatá situace jen něco úderného, třeba: "Na ambasádě je bomba!" Může to navrhnout kterýkoliv hráč. Potom společně vymyslíte, proč tam zrovna jsou postavy a jak se jich to týká.</text:span><text:line-break/><text:line-break/><text:span text:style-name="T45">Začátek popisem scény je něco podobnýho, ale nezačínáš tím, o co tam jde, ale "záběrem kamery na sécnu". Třeba "Běžíte úzkou uličkou. Leje jak z konve". Pak společně s hráči domýšlíš, jak se do té situace dostaly, o co jde, co sledují, a </text:span><text:soft-page-break/><text:span text:style-name="T45">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34">TODO:</text:p>
      <text:p text:style-name="P34"><text:span text:style-name="T45">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45">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45">S tím zjišťováním informací je to podobný. Když postava zajde do knihovny, informaci tam najde. Je to zjevně fun</text:span><text:span text:style-name="T46">k</text:span><text:span text:style-name="T45">ční řešení a já tu informaci chci dostat do hry, takže win-win. Failnutý hod by vedl jen k frustraci jak na straně hráčů (nedaří se nám nic zjistit) tak na mojí (nedaří se mi dostávat informace k hráčům).</text:span><text:line-break/><text:line-break/><text:span text:style-name="T45">Se znalostma postav je to stejný. Když dává smysl, že by postava něco mohla vědět, tak to ví. Od hráče nechci hod, ale odpověď na otázku, jestli to jeho postava ví nebo ne (a případně jak se to dozvěděla).</text:span> </text:p>
      <text:h text:style-name="Heading_20_2" text:outline-level="2">Bestiář</text:h>
      <text:p text:style-name="P11">TODO</text:p>
      <text:h text:style-name="Heading_20_2" text:outline-level="2">Poklady</text:h>
      <text:list xml:id="list192341193552710" text:continue-list="list192342610693212" text:style-name="L9">
        <text:list-item>
          <text:list>
            <text:list-item>
              <text:p text:style-name="P112">Magické předměty</text:p>
              <text:list>
                <text:list-item>
                  <text:p text:style-name="P112">Ceny magických předmětů</text:p>
                </text:list-item>
              </text:list>
            </text:list-item>
            <text:list-item>
              <text:p text:style-name="P113"><text:soft-page-break/>Přidělování cenností (money flow)</text:p>
            </text:list-item>
          </text:list>
        </text:list-item>
      </text:list>
      <text:h text:style-name="Heading_20_2" text:outline-level="2">Ceník</text:h>
      <text:list xml:id="list192342749250105" text:continue-numbering="true" text:style-name="L9">
        <text:list-item>
          <text:list>
            <text:list-item>
              <text:p text:style-name="P114">TODO: Základy pro pasti (šipka, čepel, jehla).</text:p>
            </text:list-item>
          </text:list>
        </text:list-item>
      </text:list>
      <text:h text:style-name="Heading_20_1" text:outline-level="1"><text:bookmark-start text:name="__RefHeading___Toc19862_998592596"/>Dungeoncrawl TODO<text:bookmark-end text:name="__RefHeading___Toc19862_998592596"/></text:h>
      <text:h text:style-name="Heading_20_2" text:outline-level="2">Obecně</text:h>
      <text:list xml:id="list1651189197" text:style-name="L25">
        <text:list-item>
          <text:p text:style-name="P151">TODO na všechny svitky s kouzly napsat, pro jakou jsou classu (Kouzelnické kouzlo, Hraničářské kouzlo...)</text:p>
        </text:list-item>
      </text:list>
      <text:list xml:id="list2335453822" text:style-name="L26">
        <text:list-item>
          <text:p text:style-name="P152">TODO: V hlavičce dungeonu zmínit, pro jaké úrovně je určený (začátečnické, pokročilé, mistrovské).</text:p>
        </text:list-item>
      </text:list>
      <text:list xml:id="list4156704127" text:style-name="L27">
        <text:list-item>
          <text:p text:style-name="P153">TODO: Dát na začátek dungeonů přehled, kolik se tam dá získat kouzelných předmětů (a jakých) a kolik se tam dá celkem vydělat.</text:p>
        </text:list-item>
        <text:list-item>
          <text:p text:style-name="P154">TODO: Všechny pasti a tajné věci by měly být telegrafované (průvan, mech, obraz na stěně atd.)</text:p>
        </text:list-item>
        <text:list-item>
          <text:p text:style-name="P155">TODO: Na svitky napsat, kdo se z nich kouzlo může naučit.</text:p>
        </text:list-item>
        <text:list-item>
          <text:p text:style-name="P156">TODO: Rozhodnout, jestli u potvor nechat „Kondice“, nebo to změnit na „Životy“, případně „Velikost.</text:p>
          <text:list>
            <text:list-item>
              <text:p text:style-name="P156">Asi <text:span text:style-name="T82">spíš</text:span> životy, to je hlavní informace.</text:p>
            </text:list-item>
            <text:list-item>
              <text:p text:style-name="P157">Nejspíš ve formátu: „7 žt“, ať to zabírá míň místa.</text:p>
            </text:list-item>
          </text:list>
        </text:list-item>
        <text:list-item>
          <text:p text:style-name="P158">TODO: Změnit Sílu na Fyzičku</text:p>
          <text:list>
            <text:list-item>
              <text:p text:style-name="P159">Možná pak zlobr nebude mít tolik a bude mít místo toho fakt brutální zranění?</text:p>
            </text:list-item>
          </text:list>
        </text:list-item>
      </text:list>
      <text:h text:style-name="Heading_20_2" text:outline-level="2"><text:soft-page-break/>Pevnost</text:h>
      <text:list xml:id="list192342733347110" text:continue-list="list2335453822" text:style-name="L26">
        <text:list-item>
          <text:p text:style-name="P152">TODO: <text:span text:style-name="T55">t</text:span>ext, podle nějž postavy najdou pevnost.</text:p>
        </text:list-item>
        <text:list-item>
          <text:p text:style-name="P160">T<text:span text:style-name="T58">ODO</text:span> ohnivé šipky v pevnosti nemohou být ohnivé, protože magické pasti vypadají jinak.</text:p>
          <text:list>
            <text:list-item>
              <text:p text:style-name="P161">Nebo ve stěně musejí být magické runy.</text:p>
            </text:list-item>
          </text:list>
        </text:list-item>
      </text:list>
      <text:h text:style-name="Heading_20_2" text:outline-level="2">Důl</text:h>
      <text:list xml:id="list192341554964547" text:continue-numbering="true" text:style-name="L26">
        <text:list-item>
          <text:p text:style-name="P162">TODO: Runová stráž by měla asi dělat i něco jinýho než poplach, protože jen vyzní do ztracena (asi paralýzu, to dává smysl).</text:p>
          <text:list>
            <text:list-item>
              <text:p text:style-name="P163"><text:span text:style-name="T58">A </text:span>měla <text:span text:style-name="T58">by</text:span> mít nějaký password.</text:p>
              <text:list>
                <text:list-item>
                  <text:p text:style-name="P163">+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9">Mohl bych zkusit postavám podhodit starou elfskou magii – tepání run do zdí (vyrábění portálů a podobně).</text:p>
      <text:h text:style-name="Heading_20_1" text:outline-level="1"><text:bookmark-start text:name="__RefHeading___Toc23890_4068460501"/>Co <text:span text:style-name="T60">nesmí existovat</text:span><text:bookmark-end text:name="__RefHeading___Toc23890_4068460501"/></text:h>
      <text:p text:style-name="P10">Svitky nebo předměty s <text:span text:style-name="T13">hyperprostorem</text:span>. <text:span text:style-name="T13">Hyperprostor</text:span> na někoho jiného.</text:p>
      <text:list xml:id="list1140318422" text:style-name="L28">
        <text:list-item>
          <text:p text:style-name="P164">Celá skupina by se pak například dostala za mříž.</text:p>
        </text:list-item>
        <text:list-item>
          <text:p text:style-name="P164">(Může ale existovat předmět teleportující na pevně dané místo.)</text:p>
        </text:list-item>
      </text:list>
      <text:p text:style-name="P10">Lektvar neviditelnosti.</text:p>
      <text:list xml:id="list783459966" text:style-name="L29">
        <text:list-item>
          <text:p text:style-name="P165">Celá družina by pořád byla neviditelná.</text:p>
        </text:list-item>
      </text:list>
      <text:p text:style-name="P10">Svitek s léčivým kouzlem?</text:p>
      <text:list xml:id="list3459903265" text:style-name="L30">
        <text:list-item>
          <text:p text:style-name="P166">Tohle je otázka. <text:span text:style-name="T59">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67">Možná by léčivé kouzlo ze svitku mělo bejt slabší.</text:p>
          <text:list>
            <text:list-item>
              <text:p text:style-name="P168">Jak to ale udělat? Menší kostka než k6 jsou leda nějaký kz...</text:p>
            </text:list-item>
          </text:list>
        </text:list-item>
        <text:list-item>
          <text:p text:style-name="P169">IMPORTANT: Léčení ze svitku jde seslat i v boji (protože svitky se dají připravit). Tzn. bylo by to lepší než hraničářské léčení (knězi plánu dát heal v boji – <text:span text:style-name="T78">asi na stejném principu jako u toho svitku</text:span>).</text:p>
        </text:list-item>
      </text:list>
      <text:h text:style-name="Heading_20_1" text:outline-level="1">N<text:span text:style-name="T1">ápady</text:span></text:h>
      <text:p text:style-name="P41"><text:span text:style-name="T1">Ebenová hůlka (nebo ob</text:span><text:span text:style-name="T7">e</text:span><text:span text:style-name="T1">cně nějaká hůlka na spell absorption) by mohla umět „nasát“ nějaké kouzlo (</text:span><text:span text:style-name="T6">hod </text:span><text:span text:style-name="T1">Duší) a pak ho jednou seslat.</text:span></text:p>
      <text:list xml:id="list2297069862" text:style-name="L31">
        <text:list-item>
          <text:p text:style-name="P83">Dokonce by to mohlo být tak, že za jeden úspěch ho jen nasaje a za dva ho dokáže rovnou vrátit (odrazit).</text:p>
        </text:list-item>
        <text:list-item>
          <text:p text:style-name="P170"><text:span text:style-name="T8">(Nebo by takhle mohlo fungovat hraničářské </text:span><text:span text:style-name="T2">magické zrcadlo</text:span><text:span text:style-name="T8">).</text:span></text:p>
        </text:list-item>
      </text:list>
      <text:h text:style-name="Heading_20_3" text:outline-level="3">Čaroděj</text:h>
      <text:p text:style-name="P2">Čarodějova hůl by mohla umožnit sesílat nějaké kouzlo navíc (může ho sesílat jen s holí, ale je navíc k počtu, která se může naučit).</text:p>
      <text:list xml:id="list3585490218" text:style-name="L32">
        <text:list-item>
          <text:p text:style-name="P84">Jde používat i cizí hůl, ale čaroděj si ji musí připoutat (asi jako jakýkoliv magický předmět).</text:p>
          <text:p text:style-name="P84">(Aby to ale neskončilo tak, že budu s sebou tahat deset holí s různými kouzly.)</text:p>
        </text:list-item>
      </text:list>
      <text:h text:style-name="Heading_20_3" text:outline-level="3">Theurg</text:h>
      <text:p text:style-name="P35">IDEA: Démoni se nezaklínají do předmětů, místo toho pomáhají theurgovi s výrobou. Kouzelný předmět je pak s tímto démonem magicky spojený, <text:span text:style-name="T36">ale démon do něj není „zakletý“.</text:span></text:p>
      <text:list xml:id="list3485136452" text:style-name="L33">
        <text:list-item>
          <text:p text:style-name="P85">Theurg se vypraví do sfér a uzavře obchod s démonem-kovář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15T19:23:40.408000000</dc:date>
    <meta:print-date>2113-01-01T00:00:00</meta:print-date>
    <meta:editing-cycles>20481</meta:editing-cycles>
    <meta:editing-duration>P59DT19H18M23S</meta:editing-duration>
    <meta:generator>LibreOffice/6.0.5.2$Windows_X86_64 LibreOffice_project/54c8cbb85f300ac59db32fe8a675ff7683cd5a16</meta:generator>
    <dc:creator>York </dc:creator>
    <meta:document-statistic meta:table-count="0" meta:image-count="2" meta:object-count="0" meta:page-count="24" meta:paragraph-count="246" meta:word-count="3631" meta:character-count="21438" meta:non-whitespace-character-count="18157"/>
  </office:meta>
</office:document-meta>
</file>